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2.84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81.95pt"/>
    </style:style>
    <style:style style:name="co4" style:family="table-column">
      <style:table-column-properties fo:break-before="auto" style:column-width="121.15pt"/>
    </style:style>
    <style:style style:name="co5" style:family="table-column">
      <style:table-column-properties fo:break-before="auto" style:column-width="280.54pt"/>
    </style:style>
    <style:style style:name="co6" style:family="table-column">
      <style:table-column-properties fo:break-before="auto" style:column-width="257.8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76pt"/>
    </style:style>
    <style:style style:name="co9" style:family="table-column">
      <style:table-column-properties fo:break-before="auto" style:column-width="248.4pt"/>
    </style:style>
    <style:style style:name="co10" style:family="table-column">
      <style:table-column-properties fo:break-before="auto" style:column-width="183.34pt"/>
    </style:style>
    <style:style style:name="co11" style:family="table-column">
      <style:table-column-properties fo:break-before="auto" style:column-width="236.64pt"/>
    </style:style>
    <style:style style:name="co12" style:family="table-column">
      <style:table-column-properties fo:break-before="auto" style:column-width="295.4pt"/>
    </style:style>
    <style:style style:name="co13" style:family="table-column">
      <style:table-column-properties fo:break-before="auto" style:column-width="101.06pt"/>
    </style:style>
    <style:style style:name="co14" style:family="table-column">
      <style:table-column-properties fo:break-before="auto" style:column-width="229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000000"/>
      <style:text-properties fo:color="#ffffff" fo:font-size="14pt" style:font-size-asian="14pt" style:font-size-complex="14pt"/>
    </style:style>
    <style:style style:name="ce3" style:family="table-cell" style:parent-style-name="Default">
      <style:table-cell-properties fo:background-color="#0000cc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/>
      <style:text-properties style:text-line-through-style="solid" style:text-line-through-type="single"/>
    </style:style>
    <style:style style:name="ce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able-cell-properties fo:background-color="#00cc33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0000cc"/>
    </style:style>
    <style:style style:name="ce14" style:family="table-cell" style:parent-style-name="Default">
      <style:table-cell-properties fo:background-color="transparent"/>
      <style:text-properties fo:color="#ffffff"/>
    </style:style>
    <style:style style:name="ce15" style:family="table-cell" style:parent-style-name="Default" style:data-style-name="N104">
      <style:table-cell-properties fo:background-color="transparent"/>
    </style:style>
    <style:style style:name="ce16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7" style:family="table-cell" style:parent-style-name="Default">
      <style:table-cell-properties fo:background-color="#ff3333"/>
      <style:text-properties style:text-line-through-style="solid" style:text-line-through-type="single"/>
    </style:style>
    <style:style style:name="ce18" style:family="table-cell" style:parent-style-name="Default">
      <style:table-cell-properties fo:background-color="#ff3333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009900" draw:textarea-horizontal-align="center" draw:textarea-vertical-align="middle"/>
    </style:style>
    <style:style style:name="gr3" style:family="graphic">
      <style:graphic-properties draw:fill-color="#006699" draw:textarea-horizontal-align="center" draw:textarea-vertical-align="middle"/>
    </style:style>
    <style:style style:name="gr4" style:family="graphic">
      <style:graphic-properties draw:fill-color="#cc00cc" draw:textarea-horizontal-align="center" draw:textarea-vertical-align="middle"/>
    </style:style>
    <style:style style:name="gr5" style:family="graphic">
      <style:graphic-properties draw:fill-color="#0099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-color="#006699"/>
      <style:paragraph-properties fo:text-align="center"/>
    </style:style>
    <style:style style:name="P4" style:family="paragraph">
      <loext:graphic-properties draw:fill-color="#cc00cc"/>
      <style:paragraph-properties fo:text-align="center"/>
    </style:style>
    <style:style style:name="P5" style:family="paragraph">
      <loext:graphic-properties draw:fill-color="#009999"/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New Names Map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0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refix</text:p>
          </table:table-cell>
          <table:table-cell table:style-name="ce1"/>
          <table:table-cell table:style-name="ce1" office:value-type="string" calcext:value-type="string">
            <text:p>org.eclipse.symphony</text:p>
          </table:table-cell>
          <table:table-cell table:style-name="ce14" table:number-columns-repeated="2"/>
          <table:table-cell table:style-name="ce1" office:value-type="string" calcext:value-type="string">
            <text:p>Prefix</text:p>
          </table:table-cell>
          <table:table-cell table:style-name="ce14" table:number-columns-repeated="1018"/>
        </table:table-row>
        <table:table-row table:style-name="ro1">
          <table:table-cell table:style-name="ce1" office:value-type="string" calcext:value-type="string">
            <text:p>Utils Acronym</text:p>
          </table:table-cell>
          <table:table-cell table:style-name="ce1"/>
          <table:table-cell table:style-name="ce1" office:value-type="string" calcext:value-type="string">
            <text:p>common</text:p>
          </table:table-cell>
          <table:table-cell table:style-name="ce14" table:number-columns-repeated="2"/>
          <table:table-cell table:style-name="ce1"/>
          <table:table-cell table:style-name="ce14" table:number-columns-repeated="1018"/>
        </table:table-row>
        <table:table-row table:style-name="ro1">
          <table:table-cell table:style-name="ce1" office:value-type="string" calcext:value-type="string">
            <text:p>Tools</text:p>
          </table:table-cell>
          <table:table-cell table:style-name="ce1"/>
          <table:table-cell table:style-name="ce1" office:value-type="string" calcext:value-type="string">
            <text:p>addons</text:p>
          </table:table-cell>
          <table:table-cell table:style-name="ce14" table:number-columns-repeated="2"/>
          <table:table-cell table:style-name="ce1"/>
          <table:table-cell table:style-name="ce14" table:number-columns-repeated="1018"/>
        </table:table-row>
        <table:table-row table:style-name="ro2">
          <table:table-cell table:style-name="ce2" office:value-type="string" calcext:value-type="string">
            <text:p>New Plugin Na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Bundle</text:p>
          </table:table-cell>
          <table:table-cell table:style-name="ce2" office:value-type="string" calcext:value-type="string">
            <text:p>Old Name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 calcext:value-type="string">
            <text:p>UTILS | <text:s/>Common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formula="of:=['New Names Map'.$C$1]&amp;&quot;.&quot;&amp;['New Names Map'.C6]&amp;&quot;.&quot;&amp;['New Names Map'.D6]&amp;&quot;.&quot;&amp;['New Names Map'.E6]" office:value-type="string" office:string-value="org.eclipse.symphony.common.tmp.mrt" calcext:value-type="string">
            <text:p>org.eclipse.symphony.common.tmp.mr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ca.gc.space.mrt.common</text:p>
          </table:table-cell>
          <table:table-cell table:style-name="ce4" office:value-type="string" calcext:value-type="string">
            <text:p>Merge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7]&amp;&quot;.&quot;&amp;['New Names Map'.D7]&amp;&quot;.&quot;&amp;['New Names Map'.E7]" office:value-type="string" office:string-value="org.eclipse.symphony.common.." calcext:value-type="string">
            <text:p>org.eclipse.symphony.common.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table:number-columns-repeated="2"/>
          <table:table-cell office:value-type="string" calcext:value-type="string">
            <text:p>ca.gc.asc_csa.eclipse</text:p>
          </table:table-cell>
          <table:table-cell table:style-name="ce4" office:value-type="string" calcext:value-type="string">
            <text:p>Merg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]&amp;&quot;.&quot;&amp;['New Names Map'.D8]&amp;&quot;.&quot;&amp;['New Names Map'.E8]" office:value-type="string" office:string-value="org.eclipse.symphony.common.tmp.mrt.edit" calcext:value-type="string">
            <text:p>org.eclipse.symphony.common.tmp.mrt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mrt.edit</text:p>
          </table:table-cell>
          <table:table-cell office:value-type="string" calcext:value-type="string">
            <text:p>ca.gc.space.mrt.common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]&amp;&quot;.&quot;&amp;['New Names Map'.D9]&amp;&quot;.&quot;&amp;['New Names Map'.E9]" office:value-type="string" office:string-value="org.eclipse.symphony.common.tmp.mrt.ui" calcext:value-type="string">
            <text:p>org.eclipse.symphony.common.tmp.mrt.ui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mrt.ui</text:p>
          </table:table-cell>
          <table:table-cell office:value-type="string" calcext:value-type="string">
            <text:p>ca.gc.space.mrt.common.ui</text:p>
          </table:table-cell>
          <table:table-cell table:style-name="ce4" office:value-type="string" calcext:value-type="string">
            <text:p>Merge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10]&amp;&quot;.&quot;&amp;['New Names Map'.D10]&amp;&quot;.&quot;&amp;['New Names Map'.E10]" office:value-type="string" office:string-value="org.eclipse.symphony.common..ui" calcext:value-type="string">
            <text:p>org.eclipse.symphony.common.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eclipse.ui</text:p>
          </table:table-cell>
          <table:table-cell table:style-name="ce4" office:value-type="string" calcext:value-type="string">
            <text:p>Merge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1]&amp;&quot;.&quot;&amp;['New Names Map'.D11]&amp;&quot;.&quot;&amp;['New Names Map'.E11]" office:value-type="string" office:string-value="org.eclipse.symphony.common.widgets.ui" calcext:value-type="string">
            <text:p>org.eclipse.symphony.common.widgets.ui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widget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ui.widgets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2]&amp;&quot;.&quot;&amp;['New Names Map'.D12]&amp;&quot;.&quot;&amp;['New Names Map'.E12]" office:value-type="string" office:string-value="org.eclipse.symphony.common..databinding" calcext:value-type="string">
            <text:p>org.eclipse.symphony.common..databinding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databinding</text:p>
          </table:table-cell>
          <table:table-cell office:value-type="string" calcext:value-type="string">
            <text:p>ca.gc.asc_csa.eclipse.core.databinding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13]&amp;&quot;.&quot;&amp;['New Names Map'.D13]&amp;&quot;.&quot;&amp;['New Names Map'.E13]" office:value-type="string" office:string-value="org.eclipse.symphony.common.converters." calcext:value-type="string">
            <text:p>org.eclipse.symphony.common.converters.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/>
          <table:table-cell table:style-name="ce5" office:value-type="string" calcext:value-type="string">
            <text:p>ca.gc.asc_csa.eclipse.converters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14]&amp;&quot;.&quot;&amp;['New Names Map'.D14]&amp;&quot;.&quot;&amp;['New Names Map'.E14]" office:value-type="string" office:string-value="org.eclipse.symphony.common.converters.edit" calcext:value-type="string">
            <text:p>org.eclipse.symphony.common.converters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NEW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15]&amp;&quot;.&quot;&amp;['New Names Map'.D15]&amp;&quot;.&quot;&amp;['New Names Map'.E15]" office:value-type="string" office:string-value="org.eclipse.symphony.common.converters.ui" calcext:value-type="string">
            <text:p>org.eclipse.symphony.common.converters.ui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eclipse.converters.ui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16]&amp;&quot;.&quot;&amp;['New Names Map'.D16]&amp;&quot;.&quot;&amp;['New Names Map'.E16]" office:value-type="string" office:string-value="org.eclipse.symphony.common.log." calcext:value-type="string">
            <text:p>org.eclipse.symphony.common.log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7]&amp;&quot;.&quot;&amp;['New Names Map'.D17]&amp;&quot;.&quot;&amp;['New Names Map'.E17]" office:value-type="string" office:string-value="org.eclipse.symphony.common.log.edit" calcext:value-type="string">
            <text:p>org.eclipse.symphony.common.log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8]&amp;&quot;.&quot;&amp;['New Names Map'.D18]&amp;&quot;.&quot;&amp;['New Names Map'.E18]" office:value-type="string" office:string-value="org.eclipse.symphony.common.log.tests" calcext:value-type="string">
            <text:p>org.eclipse.symphony.common.log.test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19]&amp;&quot;.&quot;&amp;['New Names Map'.D19]&amp;&quot;.&quot;&amp;['New Names Map'.E19]" office:value-type="string" office:string-value="org.eclipse.symphony.common.emf.old" calcext:value-type="string">
            <text:p>org.eclipse.symphony.common.emf.old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old</text:p>
          </table:table-cell>
          <table:table-cell table:style-name="ce5" office:value-type="string" calcext:value-type="string">
            <text:p>ca.gc.space.eclipse.emf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0]&amp;&quot;.&quot;&amp;['New Names Map'.D20]&amp;&quot;.&quot;&amp;['New Names Map'.E20]" office:value-type="string" office:string-value="org.eclipse.symphony.common.emf.old.edit" calcext:value-type="string">
            <text:p>org.eclipse.symphony.common.emf.old.edit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old.edit</text:p>
          </table:table-cell>
          <table:table-cell table:style-name="ce5" office:value-type="string" calcext:value-type="string">
            <text:p>ca.gc.space.eclipse.emf.edit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1]&amp;&quot;.&quot;&amp;['New Names Map'.D21]&amp;&quot;.&quot;&amp;['New Names Map'.E21]" office:value-type="string" office:string-value="org.eclipse.symphony.common.emf.old.ui" calcext:value-type="string">
            <text:p>org.eclipse.symphony.common.emf.old.ui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old.ui</text:p>
          </table:table-cell>
          <table:table-cell table:style-name="ce5" office:value-type="string" calcext:value-type="string">
            <text:p>ca.gc.space.eclipse.emf.ui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2]&amp;&quot;.&quot;&amp;['New Names Map'.D22]&amp;&quot;.&quot;&amp;['New Names Map'.E22]" office:value-type="string" office:string-value="org.eclipse.symphony.common.emf." calcext:value-type="string">
            <text:p>org.eclipse.symphony.common.emf.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/>
          <table:table-cell table:style-name="ce5" office:value-type="string" calcext:value-type="string">
            <text:p>ca.gc.asc_csa.eclipse.emf.ecore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3]&amp;&quot;.&quot;&amp;['New Names Map'.D23]&amp;&quot;.&quot;&amp;['New Names Map'.E23]" office:value-type="string" office:string-value="org.eclipse.symphony.common.emf.edit" calcext:value-type="string">
            <text:p>org.eclipse.symphony.common.emf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eclipse.emf.ecore.edit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4]&amp;&quot;.&quot;&amp;['New Names Map'.D24]&amp;&quot;.&quot;&amp;['New Names Map'.E24]" office:value-type="string" office:string-value="org.eclipse.symphony.common.emf.edit.utils" calcext:value-type="string">
            <text:p>org.eclipse.symphony.common.emf.edit.utils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dit.utils</text:p>
          </table:table-cell>
          <table:table-cell table:style-name="ce5" office:value-type="string" calcext:value-type="string">
            <text:p>ca.gc.asc_csa.eclipse.emf.ecore.edit.utils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5]&amp;&quot;.&quot;&amp;['New Names Map'.D25]&amp;&quot;.&quot;&amp;['New Names Map'.E25]" office:value-type="string" office:string-value="org.eclipse.symphony.common.emf.databinding" calcext:value-type="string">
            <text:p>org.eclipse.symphony.common.emf.databinding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databinding</text:p>
          </table:table-cell>
          <table:table-cell table:style-name="ce5" office:value-type="string" calcext:value-type="string">
            <text:p>ca.gc.asc_csa.eclipse.emf.databinding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6]&amp;&quot;.&quot;&amp;['New Names Map'.D26]&amp;&quot;.&quot;&amp;['New Names Map'.E26]" office:value-type="string" office:string-value="org.eclipse.symphony.common.emf.ecore.databinding" calcext:value-type="string">
            <text:p>org.eclipse.symphony.common.emf.ecore.databinding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core.databinding</text:p>
          </table:table-cell>
          <table:table-cell table:style-name="ce5" office:value-type="string" calcext:value-type="string">
            <text:p>ca.gc.asc_csa.eclipse.emf.ecore.databinding</text:p>
          </table:table-cell>
          <table:table-cell table:style-name="ce5" office:value-type="string" calcext:value-type="string">
            <text:p>Merge with emf.databinding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27]&amp;&quot;.&quot;&amp;['New Names Map'.D27]&amp;&quot;.&quot;&amp;['New Names Map'.E27]" office:value-type="string" office:string-value="org.eclipse.symphony.common.emf.ui" calcext:value-type="string">
            <text:p>org.eclipse.symphony.common.emf.ui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eclipse.emf.ecore.ui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8]&amp;&quot;.&quot;&amp;['New Names Map'.D28]&amp;&quot;.&quot;&amp;['New Names Map'.E28]" office:value-type="string" office:string-value="org.eclipse.symphony.common.emf.ui.edit" calcext:value-type="string">
            <text:p>org.eclipse.symphony.common.emf.ui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asc_csa.eclipse.emf.ecore.ui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9]&amp;&quot;.&quot;&amp;['New Names Map'.D29]&amp;&quot;.&quot;&amp;['New Names Map'.E29]" office:value-type="string" office:string-value="org.eclipse.symphony.common.images." calcext:value-type="string">
            <text:p>org.eclipse.symphony.common.images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ca.gc.asc_csa.eclipse.images.core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30]&amp;&quot;.&quot;&amp;['New Names Map'.D30]&amp;&quot;.&quot;&amp;['New Names Map'.E30]" office:value-type="string" office:string-value="org.eclipse.symphony.common.images.edit" calcext:value-type="string">
            <text:p>org.eclipse.symphony.common.image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images.core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31]&amp;&quot;.&quot;&amp;['New Names Map'.D31]&amp;&quot;.&quot;&amp;['New Names Map'.E31]" office:value-type="string" office:string-value="org.eclipse.symphony.common.images.ui" calcext:value-type="string">
            <text:p>org.eclipse.symphony.common.image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images.ui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6" table:formula="of:=['New Names Map'.$C$1]&amp;&quot;.&quot;&amp;['New Names Map'.C32]&amp;&quot;.&quot;&amp;['New Names Map'.D32]&amp;&quot;.&quot;&amp;['New Names Map'.E32]" office:value-type="string" office:string-value="org.eclipse.symphony.common.images.ros" calcext:value-type="string">
            <text:p>org.eclipse.symphony.common.images.ros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</text:p>
          </table:table-cell>
          <table:table-cell table:style-name="ce6" office:value-type="string" calcext:value-type="string">
            <text:p>ca.gc.asc_csa.eclipse.images.core.ros</text:p>
          </table:table-cell>
          <table:table-cell table:style-name="ce6" office:value-type="string" calcext:value-type="string">
            <text:p>Should move this under tools</text:p>
          </table:table-cell>
          <table:table-cell table:style-name="ce5" table:number-columns-repeated="1017"/>
        </table:table-row>
        <table:table-row table:style-name="ro1">
          <table:table-cell table:style-name="ce6" table:formula="of:=['New Names Map'.$C$1]&amp;&quot;.&quot;&amp;['New Names Map'.C33]&amp;&quot;.&quot;&amp;['New Names Map'.D33]&amp;&quot;.&quot;&amp;['New Names Map'.E33]" office:value-type="string" office:string-value="org.eclipse.symphony.common.images.ros.edit" calcext:value-type="string">
            <text:p>org.eclipse.symphony.common.images.ros.edit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.edit</text:p>
          </table:table-cell>
          <table:table-cell table:style-name="ce6" office:value-type="string" calcext:value-type="string">
            <text:p>ca.gc.asc_csa.eclipse.images.core.ros.edit</text:p>
          </table:table-cell>
          <table:table-cell table:style-name="ce6"/>
          <table:table-cell table:style-name="ce5" table:number-columns-repeated="1017"/>
        </table:table-row>
        <table:table-row table:style-name="ro1">
          <table:table-cell table:style-name="ce6" table:formula="of:=['New Names Map'.$C$1]&amp;&quot;.&quot;&amp;['New Names Map'.C34]&amp;&quot;.&quot;&amp;['New Names Map'.D34]&amp;&quot;.&quot;&amp;['New Names Map'.E34]" office:value-type="string" office:string-value="org.eclipse.symphony.common.images.ros.feature" calcext:value-type="string">
            <text:p>org.eclipse.symphony.common.images.ros.feature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.feature</text:p>
          </table:table-cell>
          <table:table-cell table:style-name="ce6" office:value-type="string" calcext:value-type="string">
            <text:p>NEW</text:p>
          </table:table-cell>
          <table:table-cell table:style-name="ce6"/>
          <table:table-cell table:style-name="ce5" table:number-columns-repeated="1017"/>
        </table:table-row>
        <table:table-row table:style-name="ro1">
          <table:table-cell table:style-name="ce7" table:formula="of:=['New Names Map'.$C$1]&amp;&quot;.&quot;&amp;['New Names Map'.C35]&amp;&quot;.&quot;&amp;['New Names Map'.D35]&amp;&quot;.&quot;&amp;['New Names Map'.E35]" office:value-type="string" office:string-value="org.eclipse.symphony.common.ros." calcext:value-type="string">
            <text:p>org.eclipse.symphony.common.ros.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/>
          <table:table-cell table:style-name="ce7" office:value-type="string" calcext:value-type="string">
            <text:p>ca.gc.asc_csa.eclipse.ros</text:p>
          </table:table-cell>
          <table:table-cell table:style-name="ce16" office:value-type="string" calcext:value-type="string">
            <text:p>Should move this under addons</text:p>
          </table:table-cell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36]&amp;&quot;.&quot;&amp;['New Names Map'.D36]&amp;&quot;.&quot;&amp;['New Names Map'.E36]" office:value-type="string" office:string-value="org.eclipse.symphony.common.ros.edit" calcext:value-type="string">
            <text:p>org.eclipse.symphony.common.ros.edit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edit</text:p>
          </table:table-cell>
          <table:table-cell table:style-name="ce7" office:value-type="string" calcext:value-type="string">
            <text:p>ca.gc.asc_csa.eclipse.ros.edit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37]&amp;&quot;.&quot;&amp;['New Names Map'.D37]&amp;&quot;.&quot;&amp;['New Names Map'.E37]" office:value-type="string" office:string-value="org.eclipse.symphony.common.ros.msgs" calcext:value-type="string">
            <text:p>org.eclipse.symphony.common.ros.msgs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msgs</text:p>
          </table:table-cell>
          <table:table-cell table:style-name="ce7" office:value-type="string" calcext:value-type="string">
            <text:p>ca.gc.asc_csa.eclipse.ros.msgs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38]&amp;&quot;.&quot;&amp;['New Names Map'.D38]&amp;&quot;.&quot;&amp;['New Names Map'.E38]" office:value-type="string" office:string-value="org.eclipse.symphony.common.ros.ui" calcext:value-type="string">
            <text:p>org.eclipse.symphony.common.ros.ui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ui</text:p>
          </table:table-cell>
          <table:table-cell table:style-name="ce7" office:value-type="string" calcext:value-type="string">
            <text:p>ca.gc.asc_csa.eclipse.ros.ui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39]&amp;&quot;.&quot;&amp;['New Names Map'.D39]&amp;&quot;.&quot;&amp;['New Names Map'.E39]" office:value-type="string" office:string-value="org.eclipse.symphony.common.ros.feature" calcext:value-type="string">
            <text:p>org.eclipse.symphony.common.ros.feature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ca.gc.asc_csa.eclipse.ros.feature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5" table:formula="of:=['New Names Map'.$C$1]&amp;&quot;.&quot;&amp;['New Names Map'.C40]&amp;&quot;.&quot;&amp;['New Names Map'.D40]&amp;&quot;.&quot;&amp;['New Names Map'.E40]" office:value-type="string" office:string-value="org.eclipse.symphony.common.processors." calcext:value-type="string">
            <text:p>org.eclipse.symphony.common.processors.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processors</text:p>
          </table:table-cell>
          <table:table-cell table:style-name="ce5"/>
          <table:table-cell table:style-name="ce5" office:value-type="string" calcext:value-type="string">
            <text:p>ca.gc.space.mrt.common.processors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41]&amp;&quot;.&quot;&amp;['New Names Map'.D41]&amp;&quot;.&quot;&amp;['New Names Map'.E41]" office:value-type="string" office:string-value="org.eclipse.symphony.common.processors.edit" calcext:value-type="string">
            <text:p>org.eclipse.symphony.common.processors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processors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space.mrt.common.processors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42]&amp;&quot;.&quot;&amp;['New Names Map'.D42]&amp;&quot;.&quot;&amp;['New Names Map'.E42]" office:value-type="string" office:string-value="org.eclipse.symphony.common.recorders." calcext:value-type="string">
            <text:p>org.eclipse.symphony.common.recorders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/>
          <table:table-cell office:value-type="string" calcext:value-type="string">
            <text:p>ca.gc.space.mrt.common.recorders</text:p>
          </table:table-cell>
          <table:table-cell table:style-name="ce4" office:value-type="string" calcext:value-type="string">
            <text:p>Should we merge this with symphony core recording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43]&amp;&quot;.&quot;&amp;['New Names Map'.D43]&amp;&quot;.&quot;&amp;['New Names Map'.E43]" office:value-type="string" office:string-value="org.eclipse.symphony.common.recorders.edit" calcext:value-type="string">
            <text:p>org.eclipse.symphony.common.recorder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mrt.common.recorders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44]&amp;&quot;.&quot;&amp;['New Names Map'.D44]&amp;&quot;.&quot;&amp;['New Names Map'.E44]" office:value-type="string" office:string-value="org.eclipse.symphony.common.file.csv" calcext:value-type="string">
            <text:p>org.eclipse.symphony.common.file.csv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ca.gc.space.mrt.common.csv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45]&amp;&quot;.&quot;&amp;['New Names Map'.D45]&amp;&quot;.&quot;&amp;['New Names Map'.E45]" office:value-type="string" office:string-value="org.eclipse.symphony.common.file.csv.edit" calcext:value-type="string">
            <text:p>org.eclipse.symphony.common.file.csv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csv.edit</text:p>
          </table:table-cell>
          <table:table-cell table:style-name="ce5" office:value-type="string" calcext:value-type="string">
            <text:p>ca.gc.space.mrt.common.csv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46]&amp;&quot;.&quot;&amp;['New Names Map'.D46]&amp;&quot;.&quot;&amp;['New Names Map'.E46]" office:value-type="string" office:string-value="org.eclipse.symphony.common.io.jinput." calcext:value-type="string">
            <text:p>org.eclipse.symphony.common.io.jinput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/>
          <table:table-cell office:value-type="string" calcext:value-type="string">
            <text:p>ca.gc.asc_csa.jinput</text:p>
          </table:table-cell>
          <table:table-cell table:style-name="ce4" office:value-type="string" calcext:value-type="string">
            <text:p>Should we move this under tool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47]&amp;&quot;.&quot;&amp;['New Names Map'.D47]&amp;&quot;.&quot;&amp;['New Names Map'.E47]" office:value-type="string" office:string-value="org.eclipse.symphony.common.io.jinput.bindings" calcext:value-type="string">
            <text:p>org.eclipse.symphony.common.io.jinput.binding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jinput.bindings</text:p>
          </table:table-cell>
          <table:table-cell table:style-name="ce4" office:value-type="string" calcext:value-type="string">
            <text:p>Should be merged into core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48]&amp;&quot;.&quot;&amp;['New Names Map'.D48]&amp;&quot;.&quot;&amp;['New Names Map'.E48]" office:value-type="string" office:string-value="org.eclipse.symphony.common.io.jinput.edit" calcext:value-type="string">
            <text:p>org.eclipse.symphony.common.io.jinput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jinput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49]&amp;&quot;.&quot;&amp;['New Names Map'.D49]&amp;&quot;.&quot;&amp;['New Names Map'.E49]" office:value-type="string" office:string-value="org.eclipse.symphony.common.io.jinput.ui" calcext:value-type="string">
            <text:p>org.eclipse.symphony.common.io.jinput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jinput.ui</text:p>
          </table:table-cell>
          <table:table-cell table:style-name="ce4" table:number-columns-repeated="1018"/>
        </table:table-row>
        <table:table-row table:style-name="ro1">
          <table:table-cell table:style-name="ce6" table:formula="of:=['New Names Map'.$C$1]&amp;&quot;.&quot;&amp;['New Names Map'.C50]&amp;&quot;.&quot;&amp;['New Names Map'.D50]&amp;&quot;.&quot;&amp;['New Names Map'.E50]" office:value-type="string" office:string-value="org.eclipse.symphony.common.java3d." calcext:value-type="string">
            <text:p>org.eclipse.symphony.common.java3d.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java3d</text:p>
          </table:table-cell>
          <table:table-cell table:style-name="ce6"/>
          <table:table-cell table:style-name="ce6" office:value-type="string" calcext:value-type="string">
            <text:p>ca.gc.space.java3d.core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51]&amp;&quot;.&quot;&amp;['New Names Map'.D51]&amp;&quot;.&quot;&amp;['New Names Map'.E51]" office:value-type="string" office:string-value="org.eclipse.symphony.common.lang.java" calcext:value-type="string">
            <text:p>org.eclipse.symphony.common.lang.java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a.gc.space.java.utils</text:p>
          </table:table-cell>
          <table:table-cell table:style-name="ce4" office:value-type="string" calcext:value-type="string">
            <text:p>Check if it is still required. <text:s/>Create a meta-model.</text:p>
          </table:table-cell>
          <table:table-cell table:style-name="ce4" table:number-columns-repeated="1017"/>
        </table:table-row>
        <table:table-row table:style-name="ro1">
          <table:table-cell table:style-name="ce5" table:formula="of:=['New Names Map'.$C$1]&amp;&quot;.&quot;&amp;['New Names Map'.C52]&amp;&quot;.&quot;&amp;['New Names Map'.D52]&amp;&quot;.&quot;&amp;['New Names Map'.E52]" office:value-type="string" office:string-value="org.eclipse.symphony.common.math." calcext:value-type="string">
            <text:p>org.eclipse.symphony.common.math.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/>
          <table:table-cell table:style-name="ce5" office:value-type="string" calcext:value-type="string">
            <text:p>ca.gc.space.math.core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3]&amp;&quot;.&quot;&amp;['New Names Map'.D53]&amp;&quot;.&quot;&amp;['New Names Map'.E53]" office:value-type="string" office:string-value="org.eclipse.symphony.common.math.edit" calcext:value-type="string">
            <text:p>org.eclipse.symphony.common.math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space.math.core.edit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4]&amp;&quot;.&quot;&amp;['New Names Map'.D54]&amp;&quot;.&quot;&amp;['New Names Map'.E54]" office:value-type="string" office:string-value="org.eclipse.symphony.common.math.ui" calcext:value-type="string">
            <text:p>org.eclipse.symphony.common.math.ui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space.math.ui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5]&amp;&quot;.&quot;&amp;['New Names Map'.D55]&amp;&quot;.&quot;&amp;['New Names Map'.E55]" office:value-type="string" office:string-value="org.eclipse.symphony.common.math.ui.edit" calcext:value-type="string">
            <text:p>org.eclipse.symphony.common.math.ui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space.math.ui.edit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6]&amp;&quot;.&quot;&amp;['New Names Map'.D56]&amp;&quot;.&quot;&amp;['New Names Map'.E56]" office:value-type="string" office:string-value="org.eclipse.symphony.common.math.statistics" calcext:value-type="string">
            <text:p>org.eclipse.symphony.common.math.statistics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ca.gc.space.math.statistics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57]&amp;&quot;.&quot;&amp;['New Names Map'.D57]&amp;&quot;.&quot;&amp;['New Names Map'.E57]" office:value-type="string" office:string-value="org.eclipse.symphony.common.geometry.data" calcext:value-type="string">
            <text:p>org.eclipse.symphony.common.geometry.dat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.gc.space.mrt.geometry.data</text:p>
          </table:table-cell>
          <table:table-cell table:style-name="ce4" office:value-type="string" calcext:value-type="string">
            <text:p>Should we remove thi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58]&amp;&quot;.&quot;&amp;['New Names Map'.D58]&amp;&quot;.&quot;&amp;['New Names Map'.E58]" office:value-type="string" office:string-value="org.eclipse.symphony.common.geometry.data.edit" calcext:value-type="string">
            <text:p>org.eclipse.symphony.common.geometry.data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.edit</text:p>
          </table:table-cell>
          <table:table-cell office:value-type="string" calcext:value-type="string">
            <text:p>ca.gc.space.mrt.geometry.data.edit</text:p>
          </table:table-cell>
          <table:table-cell table:style-name="ce4" office:value-type="string" calcext:value-type="string">
            <text:p>Should we remove thi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59]&amp;&quot;.&quot;&amp;['New Names Map'.D59]&amp;&quot;.&quot;&amp;['New Names Map'.E59]" office:value-type="string" office:string-value="org.eclipse.symphony.common.geometry.data25d" calcext:value-type="string">
            <text:p>org.eclipse.symphony.common.geometry.data25d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</text:p>
          </table:table-cell>
          <table:table-cell office:value-type="string" calcext:value-type="string">
            <text:p>ca.gc.space.mrt.geometry.data25d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60]&amp;&quot;.&quot;&amp;['New Names Map'.D60]&amp;&quot;.&quot;&amp;['New Names Map'.E60]" office:value-type="string" office:string-value="org.eclipse.symphony.common.geometry.data25d.edit" calcext:value-type="string">
            <text:p>org.eclipse.symphony.common.geometry.data25d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edit</text:p>
          </table:table-cell>
          <table:table-cell office:value-type="string" calcext:value-type="string">
            <text:p>ca.gc.space.mrt.geometry.data25d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61]&amp;&quot;.&quot;&amp;['New Names Map'.D61]&amp;&quot;.&quot;&amp;['New Names Map'.E61]" office:value-type="string" office:string-value="org.eclipse.symphony.common.geometry.data25d.ui" calcext:value-type="string">
            <text:p>org.eclipse.symphony.common.geometry.data25d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</text:p>
          </table:table-cell>
          <table:table-cell office:value-type="string" calcext:value-type="string">
            <text:p>ca.gc.space.mrt.geometry.data25d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62]&amp;&quot;.&quot;&amp;['New Names Map'.D62]&amp;&quot;.&quot;&amp;['New Names Map'.E62]" office:value-type="string" office:string-value="org.eclipse.symphony.common.geometry.data25d.ui.edit" calcext:value-type="string">
            <text:p>org.eclipse.symphony.common.geometry.data25d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.edit</text:p>
          </table:table-cell>
          <table:table-cell office:value-type="string" calcext:value-type="string">
            <text:p>ca.gc.space.mrt.geometry.data25d.ui.edit</text:p>
          </table:table-cell>
          <table:table-cell table:style-name="ce4" table:number-columns-repeated="1018"/>
        </table:table-row>
        <table:table-row table:style-name="ro1">
          <table:table-cell table:style-name="ce7" table:formula="of:=['New Names Map'.$C$1]&amp;&quot;.&quot;&amp;['New Names Map'.C63]&amp;&quot;.&quot;&amp;['New Names Map'.D63]&amp;&quot;.&quot;&amp;['New Names Map'.E63]" office:value-type="string" office:string-value="org.eclipse.symphony.common.geometry.data25d.matlab" calcext:value-type="string">
            <text:p>org.eclipse.symphony.common.geometry.data25d.matlab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</text:p>
          </table:table-cell>
          <table:table-cell table:style-name="ce6" office:value-type="string" calcext:value-type="string">
            <text:p>ca.gc.space.mrt.geometry.data25d.matlab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64]&amp;&quot;.&quot;&amp;['New Names Map'.D64]&amp;&quot;.&quot;&amp;['New Names Map'.E64]" office:value-type="string" office:string-value="org.eclipse.symphony.common.geometry.data25d.matlab.edit" calcext:value-type="string">
            <text:p>org.eclipse.symphony.common.geometry.data25d.matlab.edit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edit</text:p>
          </table:table-cell>
          <table:table-cell table:style-name="ce6" office:value-type="string" calcext:value-type="string">
            <text:p>ca.gc.space.mrt.geometry.data25d.matlab.edit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65]&amp;&quot;.&quot;&amp;['New Names Map'.D65]&amp;&quot;.&quot;&amp;['New Names Map'.E65]" office:value-type="string" office:string-value="org.eclipse.symphony.common.geometry.data25d.matlab.linux.x86" calcext:value-type="string">
            <text:p>org.eclipse.symphony.common.geometry.data25d.matlab.linux.x86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linux.x86</text:p>
          </table:table-cell>
          <table:table-cell table:style-name="ce6" office:value-type="string" calcext:value-type="string">
            <text:p>ca.gc.space.mrt.geometry.data25d.matlab.linux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66]&amp;&quot;.&quot;&amp;['New Names Map'.D66]&amp;&quot;.&quot;&amp;['New Names Map'.E66]" office:value-type="string" office:string-value="org.eclipse.symphony.common.geometry.data25d.matlab.linux.win32" calcext:value-type="string">
            <text:p>org.eclipse.symphony.common.geometry.data25d.matlab.linux.win32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linux.win32</text:p>
          </table:table-cell>
          <table:table-cell table:style-name="ce6" office:value-type="string" calcext:value-type="string">
            <text:p>ca.gc.space.mrt.geometry.data25d.matlab.win32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67]&amp;&quot;.&quot;&amp;['New Names Map'.D67]&amp;&quot;.&quot;&amp;['New Names Map'.E67]" office:value-type="string" office:string-value="org.eclipse.symphony.common.geometry.data25d.matlab.feature" calcext:value-type="string">
            <text:p>org.eclipse.symphony.common.geometry.data25d.matlab.feature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feature</text:p>
          </table:table-cell>
          <table:table-cell table:style-name="ce6" office:value-type="string" calcext:value-type="string">
            <text:p>NEW</text:p>
          </table:table-cell>
          <table:table-cell table:style-name="ce6" table:number-columns-repeated="1018"/>
        </table:table-row>
        <table:table-row table:style-name="ro1">
          <table:table-cell table:formula="of:=['New Names Map'.$C$1]&amp;&quot;.&quot;&amp;['New Names Map'.C68]&amp;&quot;.&quot;&amp;['New Names Map'.D68]&amp;&quot;.&quot;&amp;['New Names Map'.E68]" office:value-type="string" office:string-value="org.eclipse.symphony.common.geometry.data3d" calcext:value-type="string">
            <text:p>org.eclipse.symphony.common.geometry.data3d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</text:p>
          </table:table-cell>
          <table:table-cell office:value-type="string" calcext:value-type="string">
            <text:p>ca.gc.space.mrt.geometry.data3d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69]&amp;&quot;.&quot;&amp;['New Names Map'.D69]&amp;&quot;.&quot;&amp;['New Names Map'.E69]" office:value-type="string" office:string-value="org.eclipse.symphony.common.geometry.data3d.edit" calcext:value-type="string">
            <text:p>org.eclipse.symphony.common.geometry.data3d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edit</text:p>
          </table:table-cell>
          <table:table-cell office:value-type="string" calcext:value-type="string">
            <text:p>ca.gc.space.mrt.geometry.data3d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0]&amp;&quot;.&quot;&amp;['New Names Map'.D70]&amp;&quot;.&quot;&amp;['New Names Map'.E70]" office:value-type="string" office:string-value="org.eclipse.symphony.common.geometry.data3d.ui" calcext:value-type="string">
            <text:p>org.eclipse.symphony.common.geometry.data3d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</text:p>
          </table:table-cell>
          <table:table-cell office:value-type="string" calcext:value-type="string">
            <text:p>ca.gc.space.mrt.geometry.data3d.ui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1]&amp;&quot;.&quot;&amp;['New Names Map'.D71]&amp;&quot;.&quot;&amp;['New Names Map'.E71]" office:value-type="string" office:string-value="org.eclipse.symphony.common.geometry.data3d.ui.edit" calcext:value-type="string">
            <text:p>org.eclipse.symphony.common.geometry.data3d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edit</text:p>
          </table:table-cell>
          <table:table-cell office:value-type="string" calcext:value-type="string">
            <text:p>ca.gc.space.mrt.geometry.data3d.ui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2]&amp;&quot;.&quot;&amp;['New Names Map'.D72]&amp;&quot;.&quot;&amp;['New Names Map'.E72]" office:value-type="string" office:string-value="org.eclipse.symphony.common.geometry.data3d.ui.jme3" calcext:value-type="string">
            <text:p>org.eclipse.symphony.common.geometry.data3d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jme3</text:p>
          </table:table-cell>
          <table:table-cell office:value-type="string" calcext:value-type="string">
            <text:p>ca.gc.space.mrt.geometry.data3d.ui.jme3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7" table:formula="of:=['New Names Map'.$C$1]&amp;&quot;.&quot;&amp;['New Names Map'.C73]&amp;&quot;.&quot;&amp;['New Names Map'.D73]&amp;&quot;.&quot;&amp;['New Names Map'.E73]" office:value-type="string" office:string-value="org.eclipse.symphony.common.geometry.data3d.ros" calcext:value-type="string">
            <text:p>org.eclipse.symphony.common.geometry.data3d.ros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ros</text:p>
          </table:table-cell>
          <table:table-cell table:style-name="ce7" office:value-type="string" calcext:value-type="string">
            <text:p>ca.gc.space.mrt.geometry.data3d.ros</text:p>
          </table:table-cell>
          <table:table-cell table:style-name="ce7"/>
          <table:table-cell table:style-name="ce9" table:number-columns-repeated="1017"/>
        </table:table-row>
        <table:table-row table:style-name="ro1">
          <table:table-cell table:formula="of:=['New Names Map'.$C$1]&amp;&quot;.&quot;&amp;['New Names Map'.C74]&amp;&quot;.&quot;&amp;['New Names Map'.D74]&amp;&quot;.&quot;&amp;['New Names Map'.E74]" office:value-type="string" office:string-value="org.eclipse.symphony.common.geometry.data3d.asc" calcext:value-type="string">
            <text:p>org.eclipse.symphony.common.geometry.data3d.asc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</text:p>
          </table:table-cell>
          <table:table-cell office:value-type="string" calcext:value-type="string">
            <text:p>ca.gc.space.mrt.geometry.data3d.asc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5]&amp;&quot;.&quot;&amp;['New Names Map'.D75]&amp;&quot;.&quot;&amp;['New Names Map'.E75]" office:value-type="string" office:string-value="org.eclipse.symphony.common.geometry.data3d.asc.edit" calcext:value-type="string">
            <text:p>org.eclipse.symphony.common.geometry.data3d.asc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.edit</text:p>
          </table:table-cell>
          <table:table-cell office:value-type="string" calcext:value-type="string">
            <text:p>ca.gc.space.mrt.geometry.data3d.asc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6]&amp;&quot;.&quot;&amp;['New Names Map'.D76]&amp;&quot;.&quot;&amp;['New Names Map'.E76]" office:value-type="string" office:string-value="org.eclipse.symphony.common.geometry.data3d.las" calcext:value-type="string">
            <text:p>org.eclipse.symphony.common.geometry.data3d.las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las</text:p>
          </table:table-cell>
          <table:table-cell table:style-name="ce5" office:value-type="string" calcext:value-type="string">
            <text:p>ca.gc.asc_csa.io.las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77]&amp;&quot;.&quot;&amp;['New Names Map'.D77]&amp;&quot;.&quot;&amp;['New Names Map'.E77]" office:value-type="string" office:string-value="org.eclipse.symphony.common.geometry.data3d.las.ui" calcext:value-type="string">
            <text:p>org.eclipse.symphony.common.geometry.data3d.la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las.ui</text:p>
          </table:table-cell>
          <table:table-cell office:value-type="string" calcext:value-type="string">
            <text:p>ca.gc.space.mrt.geometry.data3d.ui.las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8]&amp;&quot;.&quot;&amp;['New Names Map'.D78]&amp;&quot;.&quot;&amp;['New Names Map'.E78]" office:value-type="string" office:string-value="org.eclipse.symphony.common.geometry.data3d.pif" calcext:value-type="string">
            <text:p>org.eclipse.symphony.common.geometry.data3d.pif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pif</text:p>
          </table:table-cell>
          <table:table-cell table:style-name="ce5" office:value-type="string" calcext:value-type="string">
            <text:p>ca.gc.asc_csa.io.pif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79]&amp;&quot;.&quot;&amp;['New Names Map'.D79]&amp;&quot;.&quot;&amp;['New Names Map'.E79]" office:value-type="string" office:string-value="org.eclipse.symphony.common.geometry.data3d.pif.ui" calcext:value-type="string">
            <text:p>org.eclipse.symphony.common.geometry.data3d.pif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if.ui</text:p>
          </table:table-cell>
          <table:table-cell office:value-type="string" calcext:value-type="string">
            <text:p>ca.gc.space.mrt.geometry.data3d.ui.pif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80]&amp;&quot;.&quot;&amp;['New Names Map'.D80]&amp;&quot;.&quot;&amp;['New Names Map'.E80]" office:value-type="string" office:string-value="org.eclipse.symphony.common.geometry.data3d.xyz" calcext:value-type="string">
            <text:p>org.eclipse.symphony.common.geometry.data3d.xyz</text:p>
          </table:table-cell>
          <table:table-cell table:style-name="ce11" office:value-type="string" calcext:value-type="string">
            <text:p>Later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xyz</text:p>
          </table:table-cell>
          <table:table-cell office:value-type="string" calcext:value-type="string">
            <text:p>MISSING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81]&amp;&quot;.&quot;&amp;['New Names Map'.D81]&amp;&quot;.&quot;&amp;['New Names Map'.E81]" office:value-type="string" office:string-value="org.eclipse.symphony.common.geometry.data3d.xyz.ui" calcext:value-type="string">
            <text:p>org.eclipse.symphony.common.geometry.data3d.xyz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xyz.ui</text:p>
          </table:table-cell>
          <table:table-cell office:value-type="string" calcext:value-type="string">
            <text:p>ca.gc.space.mrt.geometry.data3d.ui.xyz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7" table:formula="of:=['New Names Map'.$C$1]&amp;&quot;.&quot;&amp;['New Names Map'.C82]&amp;&quot;.&quot;&amp;['New Names Map'.D82]&amp;&quot;.&quot;&amp;['New Names Map'.E82]" office:value-type="string" office:string-value="org.eclipse.symphony.common.geometry.data3d.matlab" calcext:value-type="string">
            <text:p>org.eclipse.symphony.common.geometry.data3d.matlab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</text:p>
          </table:table-cell>
          <table:table-cell table:style-name="ce7" office:value-type="string" calcext:value-type="string">
            <text:p>ca.gc.space.mrt.geometry.data3d.matlab</text:p>
          </table:table-cell>
          <table:table-cell table:style-name="ce7" office:value-type="string" calcext:value-type="string">
            <text:p>Implement later</text:p>
          </table:table-cell>
          <table:table-cell table:style-name="ce9" table:number-columns-repeated="1017"/>
        </table:table-row>
        <table:table-row table:style-name="ro1">
          <table:table-cell table:style-name="ce7" table:formula="of:=['New Names Map'.$C$1]&amp;&quot;.&quot;&amp;['New Names Map'.C83]&amp;&quot;.&quot;&amp;['New Names Map'.D83]&amp;&quot;.&quot;&amp;['New Names Map'.E83]" office:value-type="string" office:string-value="org.eclipse.symphony.common.geometry.data3d.matlab.edit" calcext:value-type="string">
            <text:p>org.eclipse.symphony.common.geometry.data3d.matlab.edit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.edit</text:p>
          </table:table-cell>
          <table:table-cell table:style-name="ce7" office:value-type="string" calcext:value-type="string">
            <text:p>ca.gc.space.mrt.geometry.data3d.matlab.edit</text:p>
          </table:table-cell>
          <table:table-cell table:style-name="ce7" office:value-type="string" calcext:value-type="string">
            <text:p>Implement later</text:p>
          </table:table-cell>
          <table:table-cell table:style-name="ce9" table:number-columns-repeated="1017"/>
        </table:table-row>
        <table:table-row table:style-name="ro1">
          <table:table-cell table:style-name="ce7" table:formula="of:=['New Names Map'.$C$1]&amp;&quot;.&quot;&amp;['New Names Map'.C84]&amp;&quot;.&quot;&amp;['New Names Map'.D84]&amp;&quot;.&quot;&amp;['New Names Map'.E84]" office:value-type="string" office:string-value="org.eclipse.symphony.common.geometry.data3d.matlab.linux.x86" calcext:value-type="string">
            <text:p>org.eclipse.symphony.common.geometry.data3d.matlab.linux.x86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.linux.x86</text:p>
          </table:table-cell>
          <table:table-cell table:style-name="ce7" office:value-type="string" calcext:value-type="string">
            <text:p>ca.gc.space.mrt.geometry.data3d.matlab.linux</text:p>
          </table:table-cell>
          <table:table-cell table:style-name="ce7" office:value-type="string" calcext:value-type="string">
            <text:p>Implement later</text:p>
          </table:table-cell>
          <table:table-cell table:style-name="ce9" table:number-columns-repeated="1017"/>
        </table:table-row>
        <table:table-row table:style-name="ro1">
          <table:table-cell table:style-name="ce7" table:formula="of:=['New Names Map'.$C$1]&amp;&quot;.&quot;&amp;['New Names Map'.C85]&amp;&quot;.&quot;&amp;['New Names Map'.D85]&amp;&quot;.&quot;&amp;['New Names Map'.E85]" office:value-type="string" office:string-value="org.eclipse.symphony.common.geometry.data3d.matlab.win32" calcext:value-type="string">
            <text:p>org.eclipse.symphony.common.geometry.data3d.matlab.win32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.win32</text:p>
          </table:table-cell>
          <table:table-cell table:style-name="ce7" office:value-type="string" calcext:value-type="string">
            <text:p>ca.gc.space.mrt.geometry.data3d.matlab.win32</text:p>
          </table:table-cell>
          <table:table-cell table:style-name="ce7" office:value-type="string" calcext:value-type="string">
            <text:p>Implement later</text:p>
          </table:table-cell>
          <table:table-cell table:style-name="ce9" table:number-columns-repeated="1017"/>
        </table:table-row>
        <table:table-row table:style-name="ro1">
          <table:table-cell table:formula="of:=['New Names Map'.$C$1]&amp;&quot;.&quot;&amp;['New Names Map'.C86]&amp;&quot;.&quot;&amp;['New Names Map'.D86]&amp;&quot;.&quot;&amp;['New Names Map'.E86]" office:value-type="string" office:string-value="org.eclipse.symphony.common.geometry.data3d.persistence" calcext:value-type="string">
            <text:p>org.eclipse.symphony.common.geometry.data3d.persistence</text:p>
          </table:table-cell>
          <table:table-cell table:style-name="ce12" office:value-type="string" calcext:value-type="string">
            <text:p>Missing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</text:p>
          </table:table-cell>
          <table:table-cell office:value-type="string" calcext:value-type="string">
            <text:p>ca.gc.space.mrt.geometry.data3d.persistence</text:p>
          </table:table-cell>
          <table:table-cell table:style-name="ce4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7]&amp;&quot;.&quot;&amp;['New Names Map'.D87]&amp;&quot;.&quot;&amp;['New Names Map'.E87]" office:value-type="string" office:string-value="org.eclipse.symphony.common.geometry.data3d.persistence.edit" calcext:value-type="string">
            <text:p>org.eclipse.symphony.common.geometry.data3d.persistence.edit</text:p>
          </table:table-cell>
          <table:table-cell table:style-name="ce12" office:value-type="string" calcext:value-type="string">
            <text:p>Missing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.edit</text:p>
          </table:table-cell>
          <table:table-cell office:value-type="string" calcext:value-type="string">
            <text:p>ca.gc.space.mrt.geometry.data3d.persistence.edit</text:p>
          </table:table-cell>
          <table:table-cell table:style-name="ce4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8]&amp;&quot;.&quot;&amp;['New Names Map'.D88]&amp;&quot;.&quot;&amp;['New Names Map'.E88]" office:value-type="string" office:string-value="org.eclipse.symphony.common.geometry.data3d.vtk" calcext:value-type="string">
            <text:p>org.eclipse.symphony.common.geometry.data3d.vtk</text:p>
          </table:table-cell>
          <table:table-cell table:style-name="ce11" office:value-type="string" calcext:value-type="string">
            <text:p>Later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</text:p>
          </table:table-cell>
          <table:table-cell table:style-name="ce5" office:value-type="string" calcext:value-type="string">
            <text:p>ca.gc.space.mrt.geometry.data3d.vtk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9]&amp;&quot;.&quot;&amp;['New Names Map'.D89]&amp;&quot;.&quot;&amp;['New Names Map'.E89]" office:value-type="string" office:string-value="org.eclipse.symphony.common.geometry.data3d.vtk.edit" calcext:value-type="string">
            <text:p>org.eclipse.symphony.common.geometry.data3d.vtk.edit</text:p>
          </table:table-cell>
          <table:table-cell table:style-name="ce11" office:value-type="string" calcext:value-type="string">
            <text:p>Later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.edit</text:p>
          </table:table-cell>
          <table:table-cell table:style-name="ce5" office:value-type="string" calcext:value-type="string">
            <text:p>ca.gc.space.mrt.geometry.data3d.vtk.edit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0]&amp;&quot;.&quot;&amp;['New Names Map'.D90]&amp;&quot;.&quot;&amp;['New Names Map'.E90]" office:value-type="string" office:string-value="org.eclipse.symphony.common.geometry.data3d.vtk.ui" calcext:value-type="string">
            <text:p>org.eclipse.symphony.common.geometry.data3d.vtk.ui</text:p>
          </table:table-cell>
          <table:table-cell table:style-name="ce11" office:value-type="string" calcext:value-type="string">
            <text:p>Later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.ui</text:p>
          </table:table-cell>
          <table:table-cell table:style-name="ce5" office:value-type="string" calcext:value-type="string">
            <text:p>ca.gc.space.mrt.geometry.data3d.vtk.ui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1]&amp;&quot;.&quot;&amp;['New Names Map'.D91]&amp;&quot;.&quot;&amp;['New Names Map'.E91]" office:value-type="string" office:string-value="org.eclipse.symphony.common.topology." calcext:value-type="string">
            <text:p>org.eclipse.symphony.common.topology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/>
          <table:table-cell office:value-type="string" calcext:value-type="string">
            <text:p>ca.gc.space.topology.core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2]&amp;&quot;.&quot;&amp;['New Names Map'.D92]&amp;&quot;.&quot;&amp;['New Names Map'.E92]" office:value-type="string" office:string-value="org.eclipse.symphony.common.topology.edit" calcext:value-type="string">
            <text:p>org.eclipse.symphony.common.topology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topology.core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3]&amp;&quot;.&quot;&amp;['New Names Map'.D93]&amp;&quot;.&quot;&amp;['New Names Map'.E93]" office:value-type="string" office:string-value="org.eclipse.symphony.common.topology.ui" calcext:value-type="string">
            <text:p>org.eclipse.symphony.common.topology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space.topology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4]&amp;&quot;.&quot;&amp;['New Names Map'.D94]&amp;&quot;.&quot;&amp;['New Names Map'.E94]" office:value-type="string" office:string-value="org.eclipse.symphony.common.topology.ui.preferences" calcext:value-type="string">
            <text:p>org.eclipse.symphony.common.topology.ui.preference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preferences</text:p>
          </table:table-cell>
          <table:table-cell office:value-type="string" calcext:value-type="string">
            <text:p>ca.gc.space.topology.ui.preferences</text:p>
          </table:table-cell>
          <table:table-cell table:style-name="ce4" office:value-type="string" calcext:value-type="string">
            <text:p>Merge into org.eclipse.symphony.utils.topology.ui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95]&amp;&quot;.&quot;&amp;['New Names Map'.D95]&amp;&quot;.&quot;&amp;['New Names Map'.E95]" office:value-type="string" office:string-value="org.eclipse.symphony.common.topology.ui.viewer" calcext:value-type="string">
            <text:p>org.eclipse.symphony.common.topology.ui.viewer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viewer</text:p>
          </table:table-cell>
          <table:table-cell office:value-type="string" calcext:value-type="string">
            <text:p>ca.gc.asc_csa.topology.ui.viewer</text:p>
          </table:table-cell>
          <table:table-cell table:style-name="ce4" office:value-type="string" calcext:value-type="string">
            <text:p>Why NOT in org.eclipse.symphony.utils.topology.ui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96]&amp;&quot;.&quot;&amp;['New Names Map'.D96]&amp;&quot;.&quot;&amp;['New Names Map'.E96]" office:value-type="string" office:string-value="org.eclipse.symphony.common.topology.ui.edit" calcext:value-type="string">
            <text:p>org.eclipse.symphony.common.topology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space.topology.ui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7]&amp;&quot;.&quot;&amp;['New Names Map'.D97]&amp;&quot;.&quot;&amp;['New Names Map'.E97]" office:value-type="string" office:string-value="org.eclipse.symphony.common.topology.ui.viewer.edit" calcext:value-type="string">
            <text:p>org.eclipse.symphony.common.topology.ui.viewer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viewer.edit</text:p>
          </table:table-cell>
          <table:table-cell office:value-type="string" calcext:value-type="string">
            <text:p>ca.gc.asc_csa.topology.ui.viewer.edit</text:p>
          </table:table-cell>
          <table:table-cell table:style-name="ce4" office:value-type="string" calcext:value-type="string">
            <text:p>Why NOT in org.eclipse.symphony.utils.topology.ui.edit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98]&amp;&quot;.&quot;&amp;['New Names Map'.D98]&amp;&quot;.&quot;&amp;['New Names Map'.E98]" office:value-type="string" office:string-value="org.eclipse.symphony.common.topology.ui.jme3" calcext:value-type="string">
            <text:p>org.eclipse.symphony.common.topology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</text:p>
          </table:table-cell>
          <table:table-cell office:value-type="string" calcext:value-type="string">
            <text:p>ca.gc.asc_csa.topology.ui.jme3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9]&amp;&quot;.&quot;&amp;['New Names Map'.D99]&amp;&quot;.&quot;&amp;['New Names Map'.E99]" office:value-type="string" office:string-value="org.eclipse.symphony.common.topology.ui.jme3.edit" calcext:value-type="string">
            <text:p>org.eclipse.symphony.common.topology.ui.jme3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.edit</text:p>
          </table:table-cell>
          <table:table-cell office:value-type="string" calcext:value-type="string">
            <text:p>ca.gc.asc_csa.topology.ui.jme3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0]&amp;&quot;.&quot;&amp;['New Names Map'.D100]&amp;&quot;.&quot;&amp;['New Names Map'.E100]" office:value-type="string" office:string-value="org.eclipse.symphony.common.topology.bindings" calcext:value-type="string">
            <text:p>org.eclipse.symphony.common.topology.binding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topology.bindings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1]&amp;&quot;.&quot;&amp;['New Names Map'.D101]&amp;&quot;.&quot;&amp;['New Names Map'.E101]" office:value-type="string" office:string-value="org.eclipse.symphony.common.topology.bindings.edit" calcext:value-type="string">
            <text:p>org.eclipse.symphony.common.topology.binding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.edit</text:p>
          </table:table-cell>
          <table:table-cell office:value-type="string" calcext:value-type="string">
            <text:p>ca.gc.asc_csa.topology.bindings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2]&amp;&quot;.&quot;&amp;['New Names Map'.D102]&amp;&quot;.&quot;&amp;['New Names Map'.E102]" office:value-type="string" office:string-value="org.eclipse.symphony.common.topology.addons.dynamics" calcext:value-type="string">
            <text:p>org.eclipse.symphony.common.topology.addons.dynamic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</text:p>
          </table:table-cell>
          <table:table-cell office:value-type="string" calcext:value-type="string">
            <text:p>ca.gc.asc_csa.topology.dynamics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3]&amp;&quot;.&quot;&amp;['New Names Map'.D103]&amp;&quot;.&quot;&amp;['New Names Map'.E103]" office:value-type="string" office:string-value="org.eclipse.symphony.common.topology.addons.dynamics.edit" calcext:value-type="string">
            <text:p>org.eclipse.symphony.common.topology.addons.dynamic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.edit</text:p>
          </table:table-cell>
          <table:table-cell office:value-type="string" calcext:value-type="string">
            <text:p>ca.gc.asc_csa.topology.dynamics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4]&amp;&quot;.&quot;&amp;['New Names Map'.D104]&amp;&quot;.&quot;&amp;['New Names Map'.E104]" office:value-type="string" office:string-value="org.eclipse.symphony.common.topology.addons.dynamics.ui" calcext:value-type="string">
            <text:p>org.eclipse.symphony.common.topology.addons.dynamic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.ui</text:p>
          </table:table-cell>
          <table:table-cell office:value-type="string" calcext:value-type="string">
            <text:p>ca.gc.asc_csa.topology.dynamics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5]&amp;&quot;.&quot;&amp;['New Names Map'.D105]&amp;&quot;.&quot;&amp;['New Names Map'.E105]" office:value-type="string" office:string-value="org.eclipse.symphony.common.topology.addons.primitives" calcext:value-type="string">
            <text:p>org.eclipse.symphony.common.topology.addons.primitive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</text:p>
          </table:table-cell>
          <table:table-cell office:value-type="string" calcext:value-type="string">
            <text:p>ca.gc.space.topology.core.primitives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6]&amp;&quot;.&quot;&amp;['New Names Map'.D106]&amp;&quot;.&quot;&amp;['New Names Map'.E106]" office:value-type="string" office:string-value="org.eclipse.symphony.common.topology.addons.primitives.edit" calcext:value-type="string">
            <text:p>org.eclipse.symphony.common.topology.addons.primitive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edit</text:p>
          </table:table-cell>
          <table:table-cell office:value-type="string" calcext:value-type="string">
            <text:p>ca.gc.space.topology.core.primitives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7]&amp;&quot;.&quot;&amp;['New Names Map'.D107]&amp;&quot;.&quot;&amp;['New Names Map'.E107]" office:value-type="string" office:string-value="org.eclipse.symphony.common.topology.addons.primitives.ui" calcext:value-type="string">
            <text:p>org.eclipse.symphony.common.topology.addons.primitive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</text:p>
          </table:table-cell>
          <table:table-cell office:value-type="string" calcext:value-type="string">
            <text:p>ca.gc.space.topology.core.primitives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8]&amp;&quot;.&quot;&amp;['New Names Map'.D108]&amp;&quot;.&quot;&amp;['New Names Map'.E108]" office:value-type="string" office:string-value="org.eclipse.symphony.common.topology.addons.primitives.ui.edit" calcext:value-type="string">
            <text:p>org.eclipse.symphony.common.topology.addons.primitives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edit</text:p>
          </table:table-cell>
          <table:table-cell office:value-type="string" calcext:value-type="string">
            <text:p>ca.gc.space.topology.core.primitives.ui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9]&amp;&quot;.&quot;&amp;['New Names Map'.D109]&amp;&quot;.&quot;&amp;['New Names Map'.E109]" office:value-type="string" office:string-value="org.eclipse.symphony.common.topology.addons.primitives.ui.jme3" calcext:value-type="string">
            <text:p>org.eclipse.symphony.common.topology.addons.primitives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jme3</text:p>
          </table:table-cell>
          <table:table-cell office:value-type="string" calcext:value-type="string">
            <text:p>ca.gc.space.topology.core.primitives.ui.jme3</text:p>
          </table:table-cell>
          <table:table-cell table:style-name="ce4" table:number-columns-repeated="1018"/>
        </table:table-row>
        <table:table-row table:style-name="ro2">
          <table:table-cell table:style-name="ce3" office:value-type="string" calcext:value-type="string">
            <text:p>CORE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style-name="Default" table:formula="of:=['New Names Map'.$C$1]&amp;&quot;.&quot;&amp;['New Names Map'.C111]&amp;&quot;.&quot;&amp;['New Names Map'.D111]&amp;&quot;.&quot;&amp;['New Names Map'.E111]" office:value-type="string" office:string-value="org.eclipse.symphony.core.." calcext:value-type="string">
            <text:p>org.eclipse.symphony.core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co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2]&amp;&quot;.&quot;&amp;['New Names Map'.D112]&amp;&quot;.&quot;&amp;['New Names Map'.E112]" office:value-type="string" office:string-value="org.eclipse.symphony.core..edit" calcext:value-type="string">
            <text:p>org.eclipse.symphony.core.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cor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3]&amp;&quot;.&quot;&amp;['New Names Map'.D113]&amp;&quot;.&quot;&amp;['New Names Map'.E113]" office:value-type="string" office:string-value="org.eclipse.symphony.core..ui" calcext:value-type="string">
            <text:p>org.eclipse.symphony.core.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cor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4]&amp;&quot;.&quot;&amp;['New Names Map'.D114]&amp;&quot;.&quot;&amp;['New Names Map'.E114]" office:value-type="string" office:string-value="org.eclipse.symphony.core..ui.edit" calcext:value-type="string">
            <text:p>org.eclipse.symphony.core..ui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cor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5]&amp;&quot;.&quot;&amp;['New Names Map'.D115]&amp;&quot;.&quot;&amp;['New Names Map'.E115]" office:value-type="string" office:string-value="org.eclipse.symphony.core..ui.jme3" calcext:value-type="string">
            <text:p>org.eclipse.symphony.core..ui.jme3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core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6]&amp;&quot;.&quot;&amp;['New Names Map'.D116]&amp;&quot;.&quot;&amp;['New Names Map'.E116]" office:value-type="string" office:string-value="org.eclipse.symphony.core..ui.sirius" calcext:value-type="string">
            <text:p>org.eclipse.symphony.core..ui.sirius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sirius</text:p>
          </table:table-cell>
          <table:table-cell table:style-name="Default" office:value-type="string" calcext:value-type="string">
            <text:p>ca.gc.asc_csa.symphony.core.ui.siriu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7]&amp;&quot;.&quot;&amp;['New Names Map'.D117]&amp;&quot;.&quot;&amp;['New Names Map'.E117]" office:value-type="string" office:string-value="org.eclipse.symphony.core.topology." calcext:value-type="string">
            <text:p>org.eclipse.symphony.core.topology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/>
          <table:table-cell table:style-name="Default" office:value-type="string" calcext:value-type="string">
            <text:p>ca.gc.asc_csa.symphony.topolog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8]&amp;&quot;.&quot;&amp;['New Names Map'.D118]&amp;&quot;.&quot;&amp;['New Names Map'.E118]" office:value-type="string" office:string-value="org.eclipse.symphony.core.topology.edit" calcext:value-type="string">
            <text:p>org.eclipse.symphony.core.topolog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polog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9]&amp;&quot;.&quot;&amp;['New Names Map'.D119]&amp;&quot;.&quot;&amp;['New Names Map'.E119]" office:value-type="string" office:string-value="org.eclipse.symphony.core.topology.ui" calcext:value-type="string">
            <text:p>org.eclipse.symphony.core.topology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polog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0]&amp;&quot;.&quot;&amp;['New Names Map'.D120]&amp;&quot;.&quot;&amp;['New Names Map'.E120]" office:value-type="string" office:string-value="org.eclipse.symphony.core.invocator." calcext:value-type="string">
            <text:p>org.eclipse.symphony.core.invocator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/>
          <table:table-cell office:value-type="string" calcext:value-type="string">
            <text:p>ca.gc.asc_csa.eclipse.emf.ecore.invocator</text:p>
          </table:table-cell>
          <table:table-cell office:value-type="string" calcext:value-type="string">
            <text:p>Should we merge this with Symphony cor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21]&amp;&quot;.&quot;&amp;['New Names Map'.D121]&amp;&quot;.&quot;&amp;['New Names Map'.E121]" office:value-type="string" office:string-value="org.eclipse.symphony.core.invocator.edit" calcext:value-type="string">
            <text:p>org.eclipse.symphony.core.invocator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2]&amp;&quot;.&quot;&amp;['New Names Map'.D122]&amp;&quot;.&quot;&amp;['New Names Map'.E122]" office:value-type="string" office:string-value="org.eclipse.symphony.core.invocator.editor" calcext:value-type="string">
            <text:p>org.eclipse.symphony.core.invocator.edito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ca.gc.asc_csa.eclipse.emf.ecore.invocator.editor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3]&amp;&quot;.&quot;&amp;['New Names Map'.D123]&amp;&quot;.&quot;&amp;['New Names Map'.E123]" office:value-type="string" office:string-value="org.eclipse.symphony.core.invocator.ui" calcext:value-type="string">
            <text:p>org.eclipse.symphony.core.invocator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4]&amp;&quot;.&quot;&amp;['New Names Map'.D124]&amp;&quot;.&quot;&amp;['New Names Map'.E124]" office:value-type="string" office:string-value="org.eclipse.symphony.core.invocator.ui.edit" calcext:value-type="string">
            <text:p>org.eclipse.symphony.core.invocator.ui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asc_csa.eclipse.emf.ecore.invocator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5]&amp;&quot;.&quot;&amp;['New Names Map'.D125]&amp;&quot;.&quot;&amp;['New Names Map'.E125]" office:value-type="string" office:string-value="org.eclipse.symphony.core.display." calcext:value-type="string">
            <text:p>org.eclipse.symphony.core.display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ca.gc.asc_csa.eclipse.emf.ecore.invocator.display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26]&amp;&quot;.&quot;&amp;['New Names Map'.D126]&amp;&quot;.&quot;&amp;['New Names Map'.E126]" office:value-type="string" office:string-value="org.eclipse.symphony.core.display.edit" calcext:value-type="string">
            <text:p>org.eclipse.symphony.core.display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display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7]&amp;&quot;.&quot;&amp;['New Names Map'.D127]&amp;&quot;.&quot;&amp;['New Names Map'.E127]" office:value-type="string" office:string-value="org.eclipse.symphony.core.display.ui" calcext:value-type="string">
            <text:p>org.eclipse.symphony.core.display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displa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8]&amp;&quot;.&quot;&amp;['New Names Map'.D128]&amp;&quot;.&quot;&amp;['New Names Map'.E128]" office:value-type="string" office:string-value="org.eclipse.symphony.core.programs." calcext:value-type="string">
            <text:p>org.eclipse.symphony.core.program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/>
          <table:table-cell office:value-type="string" calcext:value-type="string">
            <text:p>ca.gc.asc_csa.eclipse.emf.ecore.invocator.programs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9]&amp;&quot;.&quot;&amp;['New Names Map'.D129]&amp;&quot;.&quot;&amp;['New Names Map'.E129]" office:value-type="string" office:string-value="org.eclipse.symphony.core.programs.edit" calcext:value-type="string">
            <text:p>org.eclipse.symphony.core.program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program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0]&amp;&quot;.&quot;&amp;['New Names Map'.D130]&amp;&quot;.&quot;&amp;['New Names Map'.E130]" office:value-type="string" office:string-value="org.eclipse.symphony.core.programs.simple." calcext:value-type="string">
            <text:p>org.eclipse.symphony.core.programs.simple.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/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1]&amp;&quot;.&quot;&amp;['New Names Map'.D131]&amp;&quot;.&quot;&amp;['New Names Map'.E131]" office:value-type="string" office:string-value="org.eclipse.symphony.core.programs.simple.edit" calcext:value-type="string">
            <text:p>org.eclipse.symphony.core.programs.simple.edit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 office:value-type="string" calcext:value-type="string">
            <text:p>ed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2]&amp;&quot;.&quot;&amp;['New Names Map'.D132]&amp;&quot;.&quot;&amp;['New Names Map'.E132]" office:value-type="string" office:string-value="org.eclipse.symphony.core.programs.controllers." calcext:value-type="string">
            <text:p>org.eclipse.symphony.core.programs.controller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/>
          <table:table-cell office:value-type="string" calcext:value-type="string">
            <text:p>ca.gc.asc_csa.eclipse.emf.ecore.invocator.controllers</text:p>
          </table:table-cell>
          <table:table-cell office:value-type="string" calcext:value-type="string">
            <text:p>Should move under programs.controllers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33]&amp;&quot;.&quot;&amp;['New Names Map'.D133]&amp;&quot;.&quot;&amp;['New Names Map'.E133]" office:value-type="string" office:string-value="org.eclipse.symphony.core.programs.controllers.edit" calcext:value-type="string">
            <text:p>org.eclipse.symphony.core.programs.controller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4]&amp;&quot;.&quot;&amp;['New Names Map'.D134]&amp;&quot;.&quot;&amp;['New Names Map'.E134]" office:value-type="string" office:string-value="org.eclipse.symphony.core.programs.controllers.ui" calcext:value-type="string">
            <text:p>org.eclipse.symphony.core.programs.controllers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controller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5]&amp;&quot;.&quot;&amp;['New Names Map'.D135]&amp;&quot;.&quot;&amp;['New Names Map'.E135]" office:value-type="string" office:string-value="org.eclipse.symphony.core.recordings." calcext:value-type="string">
            <text:p>org.eclipse.symphony.core.recording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/>
          <table:table-cell office:value-type="string" calcext:value-type="string">
            <text:p>ca.gc.asc_csa.eclipse.emf.ecore.invocator.recordings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36]&amp;&quot;.&quot;&amp;['New Names Map'.D136]&amp;&quot;.&quot;&amp;['New Names Map'.E136]" office:value-type="string" office:string-value="org.eclipse.symphony.core.recordings.edit" calcext:value-type="string">
            <text:p>org.eclipse.symphony.core.recording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recording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7]&amp;&quot;.&quot;&amp;['New Names Map'.D137]&amp;&quot;.&quot;&amp;['New Names Map'.E137]" office:value-type="string" office:string-value="org.eclipse.symphony.core.recordings.ui" calcext:value-type="string">
            <text:p>org.eclipse.symphony.core.recordings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recordings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38]&amp;&quot;.&quot;&amp;['New Names Map'.D138]&amp;&quot;.&quot;&amp;['New Names Map'.E138]" office:value-type="string" office:string-value="org.eclipse.symphony.core.environment." calcext:value-type="string">
            <text:p>org.eclipse.symphony.core.environment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/>
          <table:table-cell table:style-name="Default" office:value-type="string" calcext:value-type="string">
            <text:p>ca.gc.asc_csa.symphony.environmen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39]&amp;&quot;.&quot;&amp;['New Names Map'.D139]&amp;&quot;.&quot;&amp;['New Names Map'.E139]" office:value-type="string" office:string-value="org.eclipse.symphony.core.environment.edit" calcext:value-type="string">
            <text:p>org.eclipse.symphony.core.environment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environment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0]&amp;&quot;.&quot;&amp;['New Names Map'.D140]&amp;&quot;.&quot;&amp;['New Names Map'.E140]" office:value-type="string" office:string-value="org.eclipse.symphony.core.environment.ui" calcext:value-type="string">
            <text:p>org.eclipse.symphony.core.environment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environment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1]&amp;&quot;.&quot;&amp;['New Names Map'.D141]&amp;&quot;.&quot;&amp;['New Names Map'.E141]" office:value-type="string" office:string-value="org.eclipse.symphony.core.environment.ui.edit" calcext:value-type="string">
            <text:p>org.eclipse.symphony.core.environment.ui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environment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2]&amp;&quot;.&quot;&amp;['New Names Map'.D142]&amp;&quot;.&quot;&amp;['New Names Map'.E142]" office:value-type="string" office:string-value="org.eclipse.symphony.core.environment.ui.jme3" calcext:value-type="string">
            <text:p>org.eclipse.symphony.core.environment.ui.jme3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environment.ui.jme3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3]&amp;&quot;.&quot;&amp;['New Names Map'.D143]&amp;&quot;.&quot;&amp;['New Names Map'.E143]" office:value-type="string" office:string-value="org.eclipse.symphony.core.environment.orbit." calcext:value-type="string">
            <text:p>org.eclipse.symphony.core.environment.orbit.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/>
          <table:table-cell table:style-name="ce5" office:value-type="string" calcext:value-type="string">
            <text:p>ca.gc.asc_csa.symphony.environment.orb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4]&amp;&quot;.&quot;&amp;['New Names Map'.D144]&amp;&quot;.&quot;&amp;['New Names Map'.E144]" office:value-type="string" office:string-value="org.eclipse.symphony.core.environment.orbit.edit" calcext:value-type="string">
            <text:p>org.eclipse.symphony.core.environment.orbit.edit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symphony.environment.orbit.ed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5]&amp;&quot;.&quot;&amp;['New Names Map'.D145]&amp;&quot;.&quot;&amp;['New Names Map'.E145]" office:value-type="string" office:string-value="org.eclipse.symphony.core.environment.orbit.ui" calcext:value-type="string">
            <text:p>org.eclipse.symphony.core.environment.orbit.ui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symphony.environment.orbit.earth.ui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6]&amp;&quot;.&quot;&amp;['New Names Map'.D146]&amp;&quot;.&quot;&amp;['New Names Map'.E146]" office:value-type="string" office:string-value="org.eclipse.symphony.core.environment.orbit.ui.edit" calcext:value-type="string">
            <text:p>org.eclipse.symphony.core.environment.orbit.ui.edit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asc_csa.symphony.environment.orbit.earth.ui.ed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7]&amp;&quot;.&quot;&amp;['New Names Map'.D147]&amp;&quot;.&quot;&amp;['New Names Map'.E147]" office:value-type="string" office:string-value="org.eclipse.symphony.core.environment.orbit.earth." calcext:value-type="string">
            <text:p>org.eclipse.symphony.core.environment.orbit.earth.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/>
          <table:table-cell table:style-name="ce5" office:value-type="string" calcext:value-type="string">
            <text:p>ca.gc.asc_csa.symphony.environment.orbit.earth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8]&amp;&quot;.&quot;&amp;['New Names Map'.D148]&amp;&quot;.&quot;&amp;['New Names Map'.E148]" office:value-type="string" office:string-value="org.eclipse.symphony.core.environment.orbit.earth.edit" calcext:value-type="string">
            <text:p>org.eclipse.symphony.core.environment.orbit.earth.edit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symphony.environment.orbit.earth.ed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9]&amp;&quot;.&quot;&amp;['New Names Map'.D149]&amp;&quot;.&quot;&amp;['New Names Map'.E149]" office:value-type="string" office:string-value="org.eclipse.symphony.core.environment.orbit.earth.ui" calcext:value-type="string">
            <text:p>org.eclipse.symphony.core.environment.orbit.earth.ui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symphony.environment.orbit.earth.ui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50]&amp;&quot;.&quot;&amp;['New Names Map'.D150]&amp;&quot;.&quot;&amp;['New Names Map'.E150]" office:value-type="string" office:string-value="org.eclipse.symphony.core.environment.orbit.earth.ui.edit" calcext:value-type="string">
            <text:p>org.eclipse.symphony.core.environment.orbit.earth.ui.edit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asc_csa.symphony.environment.orbit.earth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1]&amp;&quot;.&quot;&amp;['New Names Map'.D151]&amp;&quot;.&quot;&amp;['New Names Map'.E151]" office:value-type="string" office:string-value="org.eclipse.symphony.core.environment.surface." calcext:value-type="string">
            <text:p>org.eclipse.symphony.core.environment.surface.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/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2]&amp;&quot;.&quot;&amp;['New Names Map'.D152]&amp;&quot;.&quot;&amp;['New Names Map'.E152]" office:value-type="string" office:string-value="org.eclipse.symphony.core.environment.surface.edit" calcext:value-type="string">
            <text:p>org.eclipse.symphony.core.environment.surface.edit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3]&amp;&quot;.&quot;&amp;['New Names Map'.D153]&amp;&quot;.&quot;&amp;['New Names Map'.E153]" office:value-type="string" office:string-value="org.eclipse.symphony.core.environment.surface.ui" calcext:value-type="string">
            <text:p>org.eclipse.symphony.core.environment.surface.ui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table:style-name="ce15" office:value-type="string" calcext:value-type="string">
            <text:p>ui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4]&amp;&quot;.&quot;&amp;['New Names Map'.D154]&amp;&quot;.&quot;&amp;['New Names Map'.E154]" office:value-type="string" office:string-value="org.eclipse.symphony.core.environment.surface.ui.edit" calcext:value-type="string">
            <text:p>org.eclipse.symphony.core.environment.surface.ui.edit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ddons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formula="of:=['New Names Map'.$C$1]&amp;&quot;.&quot;&amp;['New Names Map'.C156]&amp;&quot;.&quot;&amp;['New Names Map'.D156]&amp;&quot;.&quot;&amp;['New Names Map'.E156]" office:value-type="string" office:string-value="org.eclipse.symphony.addons.." calcext:value-type="string">
            <text:p>org.eclipse.symphony.addons.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number-columns-repeated="2"/>
          <table:table-cell office:value-type="string" calcext:value-type="string">
            <text:p>ca.gc.asc_csa.symphony.tools.core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7]&amp;&quot;.&quot;&amp;['New Names Map'.D157]&amp;&quot;.&quot;&amp;['New Names Map'.E157]" office:value-type="string" office:string-value="org.eclipse.symphony.addons..edit" calcext:value-type="string">
            <text:p>org.eclipse.symphony.addons.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ca.gc.asc_csa.symphony.tools.core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8]&amp;&quot;.&quot;&amp;['New Names Map'.D158]&amp;&quot;.&quot;&amp;['New Names Map'.E158]" office:value-type="string" office:string-value="org.eclipse.symphony.addons..ui" calcext:value-type="string">
            <text:p>org.eclipse.symphony.addons.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symphony.tool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9]&amp;&quot;.&quot;&amp;['New Names Map'.D159]&amp;&quot;.&quot;&amp;['New Names Map'.E159]" office:value-type="string" office:string-value="org.eclipse.symphony.addons..ui.edit" calcext:value-type="string">
            <text:p>org.eclipse.symphony.addons.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edit</text:p>
          </table:table-cell>
          <table:table-cell office:value-type="string" calcext:value-type="string">
            <text:p>ca.gc.asc_csa.symphony.tools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0]&amp;&quot;.&quot;&amp;['New Names Map'.D160]&amp;&quot;.&quot;&amp;['New Names Map'.E160]" office:value-type="string" office:string-value="org.eclipse.symphony.addons..ui.jme3" calcext:value-type="string">
            <text:p>org.eclipse.symphony.addons.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jme3</text:p>
          </table:table-cell>
          <table:table-cell office:value-type="string" calcext:value-type="string">
            <text:p>ca.gc.asc_csa.symphony.tools.ui.jme3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1]&amp;&quot;.&quot;&amp;['New Names Map'.D161]&amp;&quot;.&quot;&amp;['New Names Map'.E161]" office:value-type="string" office:string-value="org.eclipse.symphony.addons.actuators." calcext:value-type="string">
            <text:p>org.eclipse.symphony.addons.actuators.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/>
          <table:table-cell table:style-name="ce8" office:value-type="string" calcext:value-type="string">
            <text:p>ca.gc.space.mrt.actuator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2]&amp;&quot;.&quot;&amp;['New Names Map'.D162]&amp;&quot;.&quot;&amp;['New Names Map'.E162]" office:value-type="string" office:string-value="org.eclipse.symphony.addons.actuators.edit" calcext:value-type="string">
            <text:p>org.eclipse.symphony.addons.actuators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edit</text:p>
          </table:table-cell>
          <table:table-cell table:style-name="ce8" office:value-type="string" calcext:value-type="string">
            <text:p>ca.gc.space.mrt.actuators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3]&amp;&quot;.&quot;&amp;['New Names Map'.D163]&amp;&quot;.&quot;&amp;['New Names Map'.E163]" office:value-type="string" office:string-value="org.eclipse.symphony.addons.actuators.ui" calcext:value-type="string">
            <text:p>org.eclipse.symphony.addons.actuators.ui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ui</text:p>
          </table:table-cell>
          <table:table-cell table:style-name="ce8" office:value-type="string" calcext:value-type="string">
            <text:p>ca.gc.space.mrt.actuators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4]&amp;&quot;.&quot;&amp;['New Names Map'.D164]&amp;&quot;.&quot;&amp;['New Names Map'.E164]" office:value-type="string" office:string-value="org.eclipse.symphony.addons.actuators.ui.edit" calcext:value-type="string">
            <text:p>org.eclipse.symphony.addons.actuators.ui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ui.edit</text:p>
          </table:table-cell>
          <table:table-cell table:style-name="ce8" office:value-type="string" calcext:value-type="string">
            <text:p>ca.gc.space.mrt.actuators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5]&amp;&quot;.&quot;&amp;['New Names Map'.D165]&amp;&quot;.&quot;&amp;['New Names Map'.E165]" office:value-type="string" office:string-value="org.eclipse.symphony.addons.sensors." calcext:value-type="string">
            <text:p>org.eclipse.symphony.addons.sensors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/>
          <table:table-cell table:style-name="Default" office:value-type="string" calcext:value-type="string">
            <text:p>ca.gc.space.mrt.sensor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6]&amp;&quot;.&quot;&amp;['New Names Map'.D166]&amp;&quot;.&quot;&amp;['New Names Map'.E166]" office:value-type="string" office:string-value="org.eclipse.symphony.addons.sensors.edit" calcext:value-type="string">
            <text:p>org.eclipse.symphony.addons.sensor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sensor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7]&amp;&quot;.&quot;&amp;['New Names Map'.D167]&amp;&quot;.&quot;&amp;['New Names Map'.E167]" office:value-type="string" office:string-value="org.eclipse.symphony.addons.sensors.ui" calcext:value-type="string">
            <text:p>org.eclipse.symphony.addons.sensors.ui</text:p>
          </table:table-cell>
          <table:table-cell table:style-name="ce11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8]&amp;&quot;.&quot;&amp;['New Names Map'.D168]&amp;&quot;.&quot;&amp;['New Names Map'.E168]" office:value-type="string" office:string-value="org.eclipse.symphony.addons.sensors.fov" calcext:value-type="string">
            <text:p>org.eclipse.symphony.addons.sensors.fov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</text:p>
          </table:table-cell>
          <table:table-cell table:style-name="ce8" office:value-type="string" calcext:value-type="string">
            <text:p>ca.gc.space.mrt.sensors.fov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9]&amp;&quot;.&quot;&amp;['New Names Map'.D169]&amp;&quot;.&quot;&amp;['New Names Map'.E169]" office:value-type="string" office:string-value="org.eclipse.symphony.addons.sensors.fov.bindings" calcext:value-type="string">
            <text:p>org.eclipse.symphony.addons.sensors.fov.bindings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bindings</text:p>
          </table:table-cell>
          <table:table-cell table:style-name="ce8" office:value-type="string" calcext:value-type="string">
            <text:p>ca.gc.space.mrt.sensors.fov.binding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0]&amp;&quot;.&quot;&amp;['New Names Map'.D170]&amp;&quot;.&quot;&amp;['New Names Map'.E170]" office:value-type="string" office:string-value="org.eclipse.symphony.addons.sensors.fov.bindings.edit" calcext:value-type="string">
            <text:p>org.eclipse.symphony.addons.sensors.fov.bindings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bindings.edit</text:p>
          </table:table-cell>
          <table:table-cell table:style-name="ce8" office:value-type="string" calcext:value-type="string">
            <text:p>ca.gc.space.mrt.sensors.fov.bindings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1]&amp;&quot;.&quot;&amp;['New Names Map'.D171]&amp;&quot;.&quot;&amp;['New Names Map'.E171]" office:value-type="string" office:string-value="org.eclipse.symphony.addons.sensors.fov.edit" calcext:value-type="string">
            <text:p>org.eclipse.symphony.addons.sensors.fov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edit</text:p>
          </table:table-cell>
          <table:table-cell table:style-name="ce8" office:value-type="string" calcext:value-type="string">
            <text:p>ca.gc.space.mrt.sensors.fov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2]&amp;&quot;.&quot;&amp;['New Names Map'.D172]&amp;&quot;.&quot;&amp;['New Names Map'.E172]" office:value-type="string" office:string-value="org.eclipse.symphony.addons.sensors.fov.ui" calcext:value-type="string">
            <text:p>org.eclipse.symphony.addons.sensors.fov.ui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</text:p>
          </table:table-cell>
          <table:table-cell table:style-name="ce8" office:value-type="string" calcext:value-type="string">
            <text:p>ca.gc.space.mrt.sensors.fov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3]&amp;&quot;.&quot;&amp;['New Names Map'.D173]&amp;&quot;.&quot;&amp;['New Names Map'.E173]" office:value-type="string" office:string-value="org.eclipse.symphony.addons.sensors.fov.ui.edit" calcext:value-type="string">
            <text:p>org.eclipse.symphony.addons.sensors.fov.ui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.edit</text:p>
          </table:table-cell>
          <table:table-cell table:style-name="ce8" office:value-type="string" calcext:value-type="string">
            <text:p>ca.gc.space.mrt.sensors.fov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4]&amp;&quot;.&quot;&amp;['New Names Map'.D174]&amp;&quot;.&quot;&amp;['New Names Map'.E174]" office:value-type="string" office:string-value="org.eclipse.symphony.addons.sensors.fov.ui.jme3" calcext:value-type="string">
            <text:p>org.eclipse.symphony.addons.sensors.fov.ui.jme3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.jme3</text:p>
          </table:table-cell>
          <table:table-cell table:style-name="ce8" office:value-type="string" calcext:value-type="string">
            <text:p>ca.gc.space.mrt.sensors.fov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5]&amp;&quot;.&quot;&amp;['New Names Map'.D175]&amp;&quot;.&quot;&amp;['New Names Map'.E175]" office:value-type="string" office:string-value="org.eclipse.symphony.addons.sensors.gps" calcext:value-type="string">
            <text:p>org.eclipse.symphony.addons.sensors.gps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</text:p>
          </table:table-cell>
          <table:table-cell table:style-name="Default" office:value-type="string" calcext:value-type="string">
            <text:p>ca.gc.space.mrt.sensors.gp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6]&amp;&quot;.&quot;&amp;['New Names Map'.D176]&amp;&quot;.&quot;&amp;['New Names Map'.E176]" office:value-type="string" office:string-value="org.eclipse.symphony.addons.sensors.gps.edit" calcext:value-type="string">
            <text:p>org.eclipse.symphony.addons.sensors.gp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edit</text:p>
          </table:table-cell>
          <table:table-cell table:style-name="Default" office:value-type="string" calcext:value-type="string">
            <text:p>ca.gc.space.mrt.sensors.gp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7]&amp;&quot;.&quot;&amp;['New Names Map'.D177]&amp;&quot;.&quot;&amp;['New Names Map'.E177]" office:value-type="string" office:string-value="org.eclipse.symphony.addons.sensors.gps.sim" calcext:value-type="string">
            <text:p>org.eclipse.symphony.addons.sensors.gps.sim</text:p>
          </table:table-cell>
          <table:table-cell table:style-name="ce11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</text:p>
          </table:table-cell>
          <table:table-cell table:style-name="Default" office:value-type="string" calcext:value-type="string">
            <text:p>ca.gc.space.mrt.sensors.gps.si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8]&amp;&quot;.&quot;&amp;['New Names Map'.D178]&amp;&quot;.&quot;&amp;['New Names Map'.E178]" office:value-type="string" office:string-value="org.eclipse.symphony.addons.sensors.gps.sim.edit" calcext:value-type="string">
            <text:p>org.eclipse.symphony.addons.sensors.gps.sim.edit</text:p>
          </table:table-cell>
          <table:table-cell table:style-name="ce11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.edit</text:p>
          </table:table-cell>
          <table:table-cell table:style-name="Default" office:value-type="string" calcext:value-type="string">
            <text:p>ca.gc.space.mrt.sensors.gps.si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9]&amp;&quot;.&quot;&amp;['New Names Map'.D179]&amp;&quot;.&quot;&amp;['New Names Map'.E179]" office:value-type="string" office:string-value="org.eclipse.symphony.addons.sensors.gps.ui" calcext:value-type="string">
            <text:p>org.eclipse.symphony.addons.sensors.gps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ui</text:p>
          </table:table-cell>
          <table:table-cell table:style-name="Default" office:value-type="string" calcext:value-type="string">
            <text:p>ca.gc.space.mrt.sensors.gps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0]&amp;&quot;.&quot;&amp;['New Names Map'.D180]&amp;&quot;.&quot;&amp;['New Names Map'.E180]" office:value-type="string" office:string-value="org.eclipse.symphony.addons.sensors.imaging" calcext:value-type="string">
            <text:p>org.eclipse.symphony.addons.sensors.imaging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</text:p>
          </table:table-cell>
          <table:table-cell table:style-name="ce8" office:value-type="string" calcext:value-type="string">
            <text:p>ca.gc.space.mrt.sensors.imaging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1]&amp;&quot;.&quot;&amp;['New Names Map'.D181]&amp;&quot;.&quot;&amp;['New Names Map'.E181]" office:value-type="string" office:string-value="org.eclipse.symphony.addons.sensors.imaging.edit" calcext:value-type="string">
            <text:p>org.eclipse.symphony.addons.sensors.imaging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edit</text:p>
          </table:table-cell>
          <table:table-cell table:style-name="ce8" office:value-type="string" calcext:value-type="string">
            <text:p>ca.gc.space.mrt.sensors.imaging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2]&amp;&quot;.&quot;&amp;['New Names Map'.D182]&amp;&quot;.&quot;&amp;['New Names Map'.E182]" office:value-type="string" office:string-value="org.eclipse.symphony.addons.sensors.imaging.ui" calcext:value-type="string">
            <text:p>org.eclipse.symphony.addons.sensors.imaging.ui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</text:p>
          </table:table-cell>
          <table:table-cell table:style-name="ce8" office:value-type="string" calcext:value-type="string">
            <text:p>ca.gc.space.mrt.sensors.imaging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3]&amp;&quot;.&quot;&amp;['New Names Map'.D183]&amp;&quot;.&quot;&amp;['New Names Map'.E183]" office:value-type="string" office:string-value="org.eclipse.symphony.addons.sensors.imaging.ui.edit" calcext:value-type="string">
            <text:p>org.eclipse.symphony.addons.sensors.imaging.ui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.edit</text:p>
          </table:table-cell>
          <table:table-cell table:style-name="ce8" office:value-type="string" calcext:value-type="string">
            <text:p>ca.gc.space.mrt.sensors.imaging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4]&amp;&quot;.&quot;&amp;['New Names Map'.D184]&amp;&quot;.&quot;&amp;['New Names Map'.E184]" office:value-type="string" office:string-value="org.eclipse.symphony.addons.sensors.imaging.ui.jme3" calcext:value-type="string">
            <text:p>org.eclipse.symphony.addons.sensors.imaging.ui.jme3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.jme3</text:p>
          </table:table-cell>
          <table:table-cell table:style-name="ce8" office:value-type="string" calcext:value-type="string">
            <text:p>ca.gc.space.mrt.sensors.imaging.ui.jme3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5]&amp;&quot;.&quot;&amp;['New Names Map'.D185]&amp;&quot;.&quot;&amp;['New Names Map'.E185]" office:value-type="string" office:string-value="org.eclipse.symphony.addons.sensors.imaging.camera" calcext:value-type="string">
            <text:p>org.eclipse.symphony.addons.sensors.imaging.camera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camera</text:p>
          </table:table-cell>
          <table:table-cell table:style-name="ce8" office:value-type="string" calcext:value-type="string">
            <text:p>ca.gc.asc_csa.symphony.tools.camera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6]&amp;&quot;.&quot;&amp;['New Names Map'.D186]&amp;&quot;.&quot;&amp;['New Names Map'.E186]" office:value-type="string" office:string-value="org.eclipse.symphony.addons.sensors.imaging.camera.edit" calcext:value-type="string">
            <text:p>org.eclipse.symphony.addons.sensors.imaging.camera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camera.edit</text:p>
          </table:table-cell>
          <table:table-cell table:style-name="ce8" office:value-type="string" calcext:value-type="string">
            <text:p>ca.gc.asc_csa.symphony.tool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7]&amp;&quot;.&quot;&amp;['New Names Map'.D187]&amp;&quot;.&quot;&amp;['New Names Map'.E187]" office:value-type="string" office:string-value="org.eclipse.symphony.addons.sensors.motion" calcext:value-type="string">
            <text:p>org.eclipse.symphony.addons.sensors.motion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</text:p>
          </table:table-cell>
          <table:table-cell table:style-name="Default" office:value-type="string" calcext:value-type="string">
            <text:p>ca.gc.space.mrt.sensors.motion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8]&amp;&quot;.&quot;&amp;['New Names Map'.D188]&amp;&quot;.&quot;&amp;['New Names Map'.E188]" office:value-type="string" office:string-value="org.eclipse.symphony.addons.sensors.motion.edit" calcext:value-type="string">
            <text:p>org.eclipse.symphony.addons.sensors.motion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.edit</text:p>
          </table:table-cell>
          <table:table-cell table:style-name="Default" office:value-type="string" calcext:value-type="string">
            <text:p>ca.gc.space.mrt.sensors.motion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9]&amp;&quot;.&quot;&amp;['New Names Map'.D189]&amp;&quot;.&quot;&amp;['New Names Map'.E189]" office:value-type="string" office:string-value="org.eclipse.symphony.addons.sensors.pose" calcext:value-type="string">
            <text:p>org.eclipse.symphony.addons.sensors.pose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</text:p>
          </table:table-cell>
          <table:table-cell table:style-name="ce8" office:value-type="string" calcext:value-type="string">
            <text:p>ca.gc.space.mrt.sensors.pose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0]&amp;&quot;.&quot;&amp;['New Names Map'.D190]&amp;&quot;.&quot;&amp;['New Names Map'.E190]" office:value-type="string" office:string-value="org.eclipse.symphony.addons.sensors.pose.edit" calcext:value-type="string">
            <text:p>org.eclipse.symphony.addons.sensors.pose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edit</text:p>
          </table:table-cell>
          <table:table-cell table:style-name="ce8" office:value-type="string" calcext:value-type="string">
            <text:p>ca.gc.space.mrt.sensors.pose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1]&amp;&quot;.&quot;&amp;['New Names Map'.D191]&amp;&quot;.&quot;&amp;['New Names Map'.E191]" office:value-type="string" office:string-value="org.eclipse.symphony.addons.sensors.pose.ui" calcext:value-type="string">
            <text:p>org.eclipse.symphony.addons.sensors.pose.ui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ui</text:p>
          </table:table-cell>
          <table:table-cell table:style-name="ce8" office:value-type="string" calcext:value-type="string">
            <text:p>ca.gc.space.mrt.sensors.pose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2]&amp;&quot;.&quot;&amp;['New Names Map'.D192]&amp;&quot;.&quot;&amp;['New Names Map'.E192]" office:value-type="string" office:string-value="org.eclipse.symphony.addons.sensors.pose.ui.edit" calcext:value-type="string">
            <text:p>org.eclipse.symphony.addons.sensors.pose.ui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ui.edit</text:p>
          </table:table-cell>
          <table:table-cell table:style-name="ce8" office:value-type="string" calcext:value-type="string">
            <text:p>ca.gc.space.mrt.sensors.pos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3]&amp;&quot;.&quot;&amp;['New Names Map'.D193]&amp;&quot;.&quot;&amp;['New Names Map'.E193]" office:value-type="string" office:string-value="org.eclipse.symphony.addons.sensors.range" calcext:value-type="string">
            <text:p>org.eclipse.symphony.addons.sensors.range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ca.gc.space.mrt.sensors.rang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4]&amp;&quot;.&quot;&amp;['New Names Map'.D194]&amp;&quot;.&quot;&amp;['New Names Map'.E194]" office:value-type="string" office:string-value="org.eclipse.symphony.addons.sensors.range.edit" calcext:value-type="string">
            <text:p>org.eclipse.symphony.addons.sensors.range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edit</text:p>
          </table:table-cell>
          <table:table-cell table:style-name="Default" office:value-type="string" calcext:value-type="string">
            <text:p>ca.gc.space.mrt.sensors.rang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5]&amp;&quot;.&quot;&amp;['New Names Map'.D195]&amp;&quot;.&quot;&amp;['New Names Map'.E195]" office:value-type="string" office:string-value="org.eclipse.symphony.addons.sensors.range.ui" calcext:value-type="string">
            <text:p>org.eclipse.symphony.addons.sensors.range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</text:p>
          </table:table-cell>
          <table:table-cell table:style-name="Default" office:value-type="string" calcext:value-type="string">
            <text:p>ca.gc.space.mrt.sensors.rang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6]&amp;&quot;.&quot;&amp;['New Names Map'.D196]&amp;&quot;.&quot;&amp;['New Names Map'.E196]" office:value-type="string" office:string-value="org.eclipse.symphony.addons.sensors.range.ui.edit" calcext:value-type="string">
            <text:p>org.eclipse.symphony.addons.sensors.range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.edit</text:p>
          </table:table-cell>
          <table:table-cell table:style-name="Default" office:value-type="string" calcext:value-type="string">
            <text:p>ca.gc.space.mrt.sensors.range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7]&amp;&quot;.&quot;&amp;['New Names Map'.D197]&amp;&quot;.&quot;&amp;['New Names Map'.E197]" office:value-type="string" office:string-value="org.eclipse.symphony.addons.telecoms." calcext:value-type="string">
            <text:p>org.eclipse.symphony.addons.telecoms.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/>
          <table:table-cell table:style-name="ce8" office:value-type="string" calcext:value-type="string">
            <text:p>ca.gc.asc_csa.symphony.tools.telecom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8]&amp;&quot;.&quot;&amp;['New Names Map'.D198]&amp;&quot;.&quot;&amp;['New Names Map'.E198]" office:value-type="string" office:string-value="org.eclipse.symphony.addons.telecoms.edit" calcext:value-type="string">
            <text:p>org.eclipse.symphony.addons.telecoms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edit</text:p>
          </table:table-cell>
          <table:table-cell table:style-name="ce8" office:value-type="string" calcext:value-type="string">
            <text:p>ca.gc.asc_csa.symphony.tools.telecoms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9]&amp;&quot;.&quot;&amp;['New Names Map'.D199]&amp;&quot;.&quot;&amp;['New Names Map'.E199]" office:value-type="string" office:string-value="org.eclipse.symphony.addons.telecoms.ui" calcext:value-type="string">
            <text:p>org.eclipse.symphony.addons.telecoms.ui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</text:p>
          </table:table-cell>
          <table:table-cell table:style-name="ce8" office:value-type="string" calcext:value-type="string">
            <text:p>ca.gc.asc_csa.symphony.tools.telecoms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0]&amp;&quot;.&quot;&amp;['New Names Map'.D200]&amp;&quot;.&quot;&amp;['New Names Map'.E200]" office:value-type="string" office:string-value="org.eclipse.symphony.addons.telecoms.ui.edit" calcext:value-type="string">
            <text:p>org.eclipse.symphony.addons.telecoms.ui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.edit</text:p>
          </table:table-cell>
          <table:table-cell table:style-name="ce8" office:value-type="string" calcext:value-type="string">
            <text:p>ca.gc.asc_csa.symphony.tools.telecoms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1]&amp;&quot;.&quot;&amp;['New Names Map'.D201]&amp;&quot;.&quot;&amp;['New Names Map'.E201]" office:value-type="string" office:string-value="org.eclipse.symphony.addons.telecoms.ui.jme3" calcext:value-type="string">
            <text:p>org.eclipse.symphony.addons.telecoms.ui.jme3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.jme3</text:p>
          </table:table-cell>
          <table:table-cell table:style-name="ce8" office:value-type="string" calcext:value-type="string">
            <text:p>ca.gc.asc_csa.symphony.tools.telecoms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2]&amp;&quot;.&quot;&amp;['New Names Map'.D202]&amp;&quot;.&quot;&amp;['New Names Map'.E202]" office:value-type="string" office:string-value="org.eclipse.symphony.addons.mobility." calcext:value-type="string">
            <text:p>org.eclipse.symphony.addons.mobility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/>
          <table:table-cell table:style-name="Default" office:value-type="string" calcext:value-type="string">
            <text:p>ca.gc.space.mrt.mobilit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3]&amp;&quot;.&quot;&amp;['New Names Map'.D203]&amp;&quot;.&quot;&amp;['New Names Map'.E203]" office:value-type="string" office:string-value="org.eclipse.symphony.addons.mobility.edit" calcext:value-type="string">
            <text:p>org.eclipse.symphony.addons.mobility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mobilit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4]&amp;&quot;.&quot;&amp;['New Names Map'.D204]&amp;&quot;.&quot;&amp;['New Names Map'.E204]" office:value-type="string" office:string-value="org.eclipse.symphony.addons.vehicle." calcext:value-type="string">
            <text:p>org.eclipse.symphony.addons.vehicle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/>
          <table:table-cell table:style-name="Default" office:value-type="string" calcext:value-type="string">
            <text:p>ca.gc.asc_csa.symphony.tools.vehicle</text:p>
          </table:table-cell>
          <table:table-cell office:value-type="string" calcext:value-type="string">
            <text:p>Merge into org.eclipse.symphony.addons.mobility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05]&amp;&quot;.&quot;&amp;['New Names Map'.D205]&amp;&quot;.&quot;&amp;['New Names Map'.E205]" office:value-type="string" office:string-value="org.eclipse.symphony.addons.vehicle.edit" calcext:value-type="string">
            <text:p>org.eclipse.symphony.addons.vehicle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ols.vehicl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6]&amp;&quot;.&quot;&amp;['New Names Map'.D206]&amp;&quot;.&quot;&amp;['New Names Map'.E206]" office:value-type="string" office:string-value="org.eclipse.symphony.addons.vehicle.ui" calcext:value-type="string">
            <text:p>org.eclipse.symphony.addons.vehicle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ols.vehicl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7]&amp;&quot;.&quot;&amp;['New Names Map'.D207]&amp;&quot;.&quot;&amp;['New Names Map'.E207]" office:value-type="string" office:string-value="org.eclipse.symphony.addons.vehicle.ui.edit" calcext:value-type="string">
            <text:p>org.eclipse.symphony.addons.vehicle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tools.vehicl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8]&amp;&quot;.&quot;&amp;['New Names Map'.D208]&amp;&quot;.&quot;&amp;['New Names Map'.E208]" office:value-type="string" office:string-value="org.eclipse.symphony.addons.vehicle.ui.jme3" calcext:value-type="string">
            <text:p>org.eclipse.symphony.addons.vehicle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tools.vehicle.ui.jme3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9]&amp;&quot;.&quot;&amp;['New Names Map'.D209]&amp;&quot;.&quot;&amp;['New Names Map'.E209]" office:value-type="string" office:string-value="org.eclipse.symphony.addons.mobility.controllers" calcext:value-type="string">
            <text:p>org.eclipse.symphony.addons.mobility.controllers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mobility</text:p>
          </table:table-cell>
          <table:table-cell table:style-name="ce8" office:value-type="string" calcext:value-type="string">
            <text:p>controllers</text:p>
          </table:table-cell>
          <table:table-cell table:style-name="ce8" office:value-type="string" calcext:value-type="string">
            <text:p>ca.gc.space.mrt.mobility.controller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10]&amp;&quot;.&quot;&amp;['New Names Map'.D210]&amp;&quot;.&quot;&amp;['New Names Map'.E210]" office:value-type="string" office:string-value="org.eclipse.symphony.addons.mobility.controllers.edit" calcext:value-type="string">
            <text:p>org.eclipse.symphony.addons.mobility.controllers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mobility</text:p>
          </table:table-cell>
          <table:table-cell table:style-name="ce8" office:value-type="string" calcext:value-type="string">
            <text:p>controllers.edit</text:p>
          </table:table-cell>
          <table:table-cell table:style-name="ce8" office:value-type="string" calcext:value-type="string">
            <text:p>ca.gc.space.mrt.mobility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211]&amp;&quot;.&quot;&amp;['New Names Map'.D211]&amp;&quot;.&quot;&amp;['New Names Map'.E211]" office:value-type="string" office:string-value="org.eclipse.symphony.addons.mobility.pathplanners" calcext:value-type="string">
            <text:p>org.eclipse.symphony.addons.mobility.pathplanners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</text:p>
          </table:table-cell>
          <table:table-cell office:value-type="string" calcext:value-type="string">
            <text:p>ca.gc.space.mrt.mobility.pathplanners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2]&amp;&quot;.&quot;&amp;['New Names Map'.D212]&amp;&quot;.&quot;&amp;['New Names Map'.E212]" office:value-type="string" office:string-value="org.eclipse.symphony.addons.mobility.pathplanners.edit" calcext:value-type="string">
            <text:p>org.eclipse.symphony.addons.mobility.pathplanner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edit</text:p>
          </table:table-cell>
          <table:table-cell office:value-type="string" calcext:value-type="string">
            <text:p>ca.gc.space.mrt.mobility.pathplanners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3]&amp;&quot;.&quot;&amp;['New Names Map'.D213]&amp;&quot;.&quot;&amp;['New Names Map'.E213]" office:value-type="string" office:string-value="org.eclipse.symphony.addons.mobility.pathplanners.ui" calcext:value-type="string">
            <text:p>org.eclipse.symphony.addons.mobility.pathplanners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</text:p>
          </table:table-cell>
          <table:table-cell office:value-type="string" calcext:value-type="string">
            <text:p>ca.gc.space.mrt.mobility.pathplanners.ui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4]&amp;&quot;.&quot;&amp;['New Names Map'.D214]&amp;&quot;.&quot;&amp;['New Names Map'.E214]" office:value-type="string" office:string-value="org.eclipse.symphony.addons.mobility.pathplanners.ui.edit" calcext:value-type="string">
            <text:p>org.eclipse.symphony.addons.mobility.pathplanners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edit</text:p>
          </table:table-cell>
          <table:table-cell office:value-type="string" calcext:value-type="string">
            <text:p>ca.gc.space.mrt.mobility.pathplanners.ui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5]&amp;&quot;.&quot;&amp;['New Names Map'.D215]&amp;&quot;.&quot;&amp;['New Names Map'.E215]" office:value-type="string" office:string-value="org.eclipse.symphony.addons.mobility.pathplanners.ui.jme3" calcext:value-type="string">
            <text:p>org.eclipse.symphony.addons.mobility.pathplanners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jme3</text:p>
          </table:table-cell>
          <table:table-cell office:value-type="string" calcext:value-type="string">
            <text:p>ca.gc.space.mrt.mobility.pathplanners.ui.jme3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6]&amp;&quot;.&quot;&amp;['New Names Map'.D216]&amp;&quot;.&quot;&amp;['New Names Map'.E216]" office:value-type="string" office:string-value="org.eclipse.symphony.addons.mobility.pathplanners.graph" calcext:value-type="string">
            <text:p>org.eclipse.symphony.addons.mobility.pathplanners.graph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</text:p>
          </table:table-cell>
          <table:table-cell office:value-type="string" calcext:value-type="string">
            <text:p>ca.gc.space.mrt.mobility.pathplanners.graph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7]&amp;&quot;.&quot;&amp;['New Names Map'.D217]&amp;&quot;.&quot;&amp;['New Names Map'.E217]" office:value-type="string" office:string-value="org.eclipse.symphony.addons.mobility.pathplanners.graph.edit" calcext:value-type="string">
            <text:p>org.eclipse.symphony.addons.mobility.pathplanners.graph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.edit</text:p>
          </table:table-cell>
          <table:table-cell office:value-type="string" calcext:value-type="string">
            <text:p>ca.gc.space.mrt.mobility.pathplanners.graph.edit</text:p>
          </table:table-cell>
          <table:table-cell table:style-name="ce5" table:number-columns-repeated="1018"/>
        </table:table-row>
        <table:table-row table:style-name="ro1">
          <table:table-cell table:style-name="ce7" table:formula="of:=['New Names Map'.$C$1]&amp;&quot;.&quot;&amp;['New Names Map'.C218]&amp;&quot;.&quot;&amp;['New Names Map'.D218]&amp;&quot;.&quot;&amp;['New Names Map'.E218]" office:value-type="string" office:string-value="org.eclipse.symphony.addons.mobility.pathplanners.matlab" calcext:value-type="string">
            <text:p>org.eclipse.symphony.addons.mobility.pathplanners.matlab</text:p>
          </table:table-cell>
          <table:table-cell office:value-type="string" calcext:value-type="string">
            <text:p>Done</text:p>
          </table:table-cell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</text:p>
          </table:table-cell>
          <table:table-cell table:style-name="ce7" office:value-type="string" calcext:value-type="string">
            <text:p>ca.gc.space.mrt.mobility.pathplanners.matlab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219]&amp;&quot;.&quot;&amp;['New Names Map'.D219]&amp;&quot;.&quot;&amp;['New Names Map'.E219]" office:value-type="string" office:string-value="org.eclipse.symphony.addons.mobility.pathplanners.matlab.edit" calcext:value-type="string">
            <text:p>org.eclipse.symphony.addons.mobility.pathplanners.matlab.edit</text:p>
          </table:table-cell>
          <table:table-cell office:value-type="string" calcext:value-type="string">
            <text:p>Done</text:p>
          </table:table-cell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.edit</text:p>
          </table:table-cell>
          <table:table-cell table:style-name="ce7" office:value-type="string" calcext:value-type="string">
            <text:p>ca.gc.space.mrt.mobility.pathplanners.matlab.edit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220]&amp;&quot;.&quot;&amp;['New Names Map'.D220]&amp;&quot;.&quot;&amp;['New Names Map'.E220]" office:value-type="string" office:string-value="org.eclipse.symphony.addons.mobility.pathplanners.matlab.linux.x86" calcext:value-type="string">
            <text:p>org.eclipse.symphony.addons.mobility.pathplanners.matlab.linux.x86</text:p>
          </table:table-cell>
          <table:table-cell office:value-type="string" calcext:value-type="string">
            <text:p>Done</text:p>
          </table:table-cell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.linux.x86</text:p>
          </table:table-cell>
          <table:table-cell table:style-name="ce7" office:value-type="string" calcext:value-type="string">
            <text:p>ca.gc.space.mrt.mobility.pathplanners.matlab.linux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221]&amp;&quot;.&quot;&amp;['New Names Map'.D221]&amp;&quot;.&quot;&amp;['New Names Map'.E221]" office:value-type="string" office:string-value="org.eclipse.symphony.addons.mobility.pathplanners.matlab.win32" calcext:value-type="string">
            <text:p>org.eclipse.symphony.addons.mobility.pathplanners.matlab.win32</text:p>
          </table:table-cell>
          <table:table-cell office:value-type="string" calcext:value-type="string">
            <text:p>Done</text:p>
          </table:table-cell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.win32</text:p>
          </table:table-cell>
          <table:table-cell table:style-name="ce7" office:value-type="string" calcext:value-type="string">
            <text:p>ca.gc.space.mrt.mobility.pathplanners.matlab.win32</text:p>
          </table:table-cell>
          <table:table-cell table:style-name="ce6" table:number-columns-repeated="1018"/>
        </table:table-row>
        <table:table-row table:style-name="ro1">
          <table:table-cell table:style-name="ce5" table:formula="of:=['New Names Map'.$C$1]&amp;&quot;.&quot;&amp;['New Names Map'.C222]&amp;&quot;.&quot;&amp;['New Names Map'.D222]&amp;&quot;.&quot;&amp;['New Names Map'.E222]" office:value-type="string" office:string-value="org.eclipse.symphony.addons.geometry.paths" calcext:value-type="string">
            <text:p>org.eclipse.symphony.addons.geometry.paths</text:p>
          </table:table-cell>
          <table:table-cell office:value-type="string" calcext:value-type="string">
            <text:p>Done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</text:p>
          </table:table-cell>
          <table:table-cell table:style-name="ce5" office:value-type="string" calcext:value-type="string">
            <text:p>ca.gc.space.mrt.geometry.paths</text:p>
          </table:table-cell>
          <table:table-cell table:style-name="ce4" office:value-type="string" calcext:value-type="string">
            <text:p>Should we move PATHS under tools or utils???</text:p>
          </table:table-cell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3]&amp;&quot;.&quot;&amp;['New Names Map'.D223]&amp;&quot;.&quot;&amp;['New Names Map'.E223]" office:value-type="string" office:string-value="org.eclipse.symphony.addons.geometry.paths.edit" calcext:value-type="string">
            <text:p>org.eclipse.symphony.addons.geometry.paths.edit</text:p>
          </table:table-cell>
          <table:table-cell office:value-type="string" calcext:value-type="string">
            <text:p>Done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edit</text:p>
          </table:table-cell>
          <table:table-cell table:style-name="ce5" office:value-type="string" calcext:value-type="string">
            <text:p>ca.gc.space.mrt.geometry.paths.edit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4]&amp;&quot;.&quot;&amp;['New Names Map'.D224]&amp;&quot;.&quot;&amp;['New Names Map'.E224]" office:value-type="string" office:string-value="org.eclipse.symphony.addons.geometry.paths.ui" calcext:value-type="string">
            <text:p>org.eclipse.symphony.addons.geometry.paths.ui</text:p>
          </table:table-cell>
          <table:table-cell office:value-type="string" calcext:value-type="string">
            <text:p>Done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</text:p>
          </table:table-cell>
          <table:table-cell table:style-name="ce5" office:value-type="string" calcext:value-type="string">
            <text:p>ca.gc.space.mrt.geometry.paths.ui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5]&amp;&quot;.&quot;&amp;['New Names Map'.D225]&amp;&quot;.&quot;&amp;['New Names Map'.E225]" office:value-type="string" office:string-value="org.eclipse.symphony.addons.geometry.paths.ui.edit" calcext:value-type="string">
            <text:p>org.eclipse.symphony.addons.geometry.paths.ui.edit</text:p>
          </table:table-cell>
          <table:table-cell office:value-type="string" calcext:value-type="string">
            <text:p>Done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.edit</text:p>
          </table:table-cell>
          <table:table-cell table:style-name="ce5" office:value-type="string" calcext:value-type="string">
            <text:p>ca.gc.space.mrt.geometry.paths.ui.edit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6]&amp;&quot;.&quot;&amp;['New Names Map'.D226]&amp;&quot;.&quot;&amp;['New Names Map'.E226]" office:value-type="string" office:string-value="org.eclipse.symphony.addons.geometry.paths.ui.jme3" calcext:value-type="string">
            <text:p>org.eclipse.symphony.addons.geometry.paths.ui.jme3</text:p>
          </table:table-cell>
          <table:table-cell office:value-type="string" calcext:value-type="string">
            <text:p>Done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.jme3</text:p>
          </table:table-cell>
          <table:table-cell table:style-name="ce5" office:value-type="string" calcext:value-type="string">
            <text:p>ca.gc.space.mrt.geometry.paths.ui.jme3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7]&amp;&quot;.&quot;&amp;['New Names Map'.D227]&amp;&quot;.&quot;&amp;['New Names Map'.E227]" office:value-type="string" office:string-value="org.eclipse.symphony.addons.geometry.paths.vtk" calcext:value-type="string">
            <text:p>org.eclipse.symphony.addons.geometry.paths.vtk</text:p>
          </table:table-cell>
          <table:table-cell table:style-name="ce11" office:value-type="string" calcext:value-type="string">
            <text:p>Later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vtk</text:p>
          </table:table-cell>
          <table:table-cell table:style-name="ce5" office:value-type="string" calcext:value-type="string">
            <text:p>ca.gc.space.mrt.geometry.paths.vtk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8]&amp;&quot;.&quot;&amp;['New Names Map'.D228]&amp;&quot;.&quot;&amp;['New Names Map'.E228]" office:value-type="string" office:string-value="org.eclipse.symphony.addons.geometry.paths.vtk.edit" calcext:value-type="string">
            <text:p>org.eclipse.symphony.addons.geometry.paths.vtk.edit</text:p>
          </table:table-cell>
          <table:table-cell table:style-name="ce11" office:value-type="string" calcext:value-type="string">
            <text:p>Later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vtk.edit</text:p>
          </table:table-cell>
          <table:table-cell table:style-name="ce5" office:value-type="string" calcext:value-type="string">
            <text:p>ca.gc.space.mrt.geometry.paths.vtk.edit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style-name="Default" table:formula="of:=['New Names Map'.$C$1]&amp;&quot;.&quot;&amp;['New Names Map'.C230]&amp;&quot;.&quot;&amp;['New Names Map'.D230]&amp;&quot;.&quot;&amp;['New Names Map'.E230]" office:value-type="string" office:string-value="org.eclipse.symphony.examples..feature" calcext:value-type="string">
            <text:p>org.eclipse.symphony.examples..featur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asc_csa.symphony.examples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1]&amp;&quot;.&quot;&amp;['New Names Map'.D231]&amp;&quot;.&quot;&amp;['New Names Map'.E231]" office:value-type="string" office:string-value="org.eclipse.symphony.examples..antenna" calcext:value-type="string">
            <text:p>org.eclipse.symphony.examples..antenna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</text:p>
          </table:table-cell>
          <table:table-cell table:style-name="Default" office:value-type="string" calcext:value-type="string">
            <text:p>ca.gc.asc_csa.eclipse.emf.ecore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2]&amp;&quot;.&quot;&amp;['New Names Map'.D232]&amp;&quot;.&quot;&amp;['New Names Map'.E232]" office:value-type="string" office:string-value="org.eclipse.symphony.examples..antenna.edit" calcext:value-type="string">
            <text:p>org.eclipse.symphony.examples..antenna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edit</text:p>
          </table:table-cell>
          <table:table-cell table:style-name="Default" office:value-type="string" calcext:value-type="string">
            <text:p>ca.gc.asc_csa.eclipse.emf.ecore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3]&amp;&quot;.&quot;&amp;['New Names Map'.D233]&amp;&quot;.&quot;&amp;['New Names Map'.E233]" office:value-type="string" office:string-value="org.eclipse.symphony.examples..antenna.symphony" calcext:value-type="string">
            <text:p>org.eclipse.symphony.examples..antenna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</text:p>
          </table:table-cell>
          <table:table-cell table:style-name="Default" office:value-type="string" calcext:value-type="string">
            <text:p>ca.gc.asc_csa.symphony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4]&amp;&quot;.&quot;&amp;['New Names Map'.D234]&amp;&quot;.&quot;&amp;['New Names Map'.E234]" office:value-type="string" office:string-value="org.eclipse.symphony.examples..antenna.symphony.edit" calcext:value-type="string">
            <text:p>org.eclipse.symphony.examples..antenna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.edit</text:p>
          </table:table-cell>
          <table:table-cell table:style-name="Default" office:value-type="string" calcext:value-type="string">
            <text:p>ca.gc.asc_csa.symphony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5]&amp;&quot;.&quot;&amp;['New Names Map'.D235]&amp;&quot;.&quot;&amp;['New Names Map'.E235]" office:value-type="string" office:string-value="org.eclipse.symphony.examples..camera" calcext:value-type="string">
            <text:p>org.eclipse.symphony.examples..camera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</text:p>
          </table:table-cell>
          <table:table-cell table:style-name="Default" office:value-type="string" calcext:value-type="string">
            <text:p>ca.gc.asc_csa.eclipse.emf.ecore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6]&amp;&quot;.&quot;&amp;['New Names Map'.D236]&amp;&quot;.&quot;&amp;['New Names Map'.E236]" office:value-type="string" office:string-value="org.eclipse.symphony.examples..camera.edit" calcext:value-type="string">
            <text:p>org.eclipse.symphony.examples..camera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edit</text:p>
          </table:table-cell>
          <table:table-cell table:style-name="Default" office:value-type="string" calcext:value-type="string">
            <text:p>ca.gc.asc_csa.eclipse.emf.ecore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7]&amp;&quot;.&quot;&amp;['New Names Map'.D237]&amp;&quot;.&quot;&amp;['New Names Map'.E237]" office:value-type="string" office:string-value="org.eclipse.symphony.examples..camera.symphony" calcext:value-type="string">
            <text:p>org.eclipse.symphony.examples..camera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</text:p>
          </table:table-cell>
          <table:table-cell table:style-name="Default" office:value-type="string" calcext:value-type="string">
            <text:p>ca.gc.asc_csa.symphony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8]&amp;&quot;.&quot;&amp;['New Names Map'.D238]&amp;&quot;.&quot;&amp;['New Names Map'.E238]" office:value-type="string" office:string-value="org.eclipse.symphony.examples..camera.symphony.edit" calcext:value-type="string">
            <text:p>org.eclipse.symphony.examples..camera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.edit</text:p>
          </table:table-cell>
          <table:table-cell table:style-name="Default" office:value-type="string" calcext:value-type="string">
            <text:p>ca.gc.asc_csa.symphony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9]&amp;&quot;.&quot;&amp;['New Names Map'.D239]&amp;&quot;.&quot;&amp;['New Names Map'.E239]" office:value-type="string" office:string-value="org.eclipse.symphony.examples..lander" calcext:value-type="string">
            <text:p>org.eclipse.symphony.examples..lande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</text:p>
          </table:table-cell>
          <table:table-cell table:style-name="Default" office:value-type="string" calcext:value-type="string">
            <text:p>ca.gc.asc_csa.eclipse.emf.ecore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0]&amp;&quot;.&quot;&amp;['New Names Map'.D240]&amp;&quot;.&quot;&amp;['New Names Map'.E240]" office:value-type="string" office:string-value="org.eclipse.symphony.examples..lander.edit" calcext:value-type="string">
            <text:p>org.eclipse.symphony.examples..lande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edit</text:p>
          </table:table-cell>
          <table:table-cell table:style-name="Default" office:value-type="string" calcext:value-type="string">
            <text:p>ca.gc.asc_csa.eclipse.emf.ecore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1]&amp;&quot;.&quot;&amp;['New Names Map'.D241]&amp;&quot;.&quot;&amp;['New Names Map'.E241]" office:value-type="string" office:string-value="org.eclipse.symphony.examples..lander.symphony" calcext:value-type="string">
            <text:p>org.eclipse.symphony.examples..lande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</text:p>
          </table:table-cell>
          <table:table-cell table:style-name="Default" office:value-type="string" calcext:value-type="string">
            <text:p>ca.gc.asc_csa.symphony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2]&amp;&quot;.&quot;&amp;['New Names Map'.D242]&amp;&quot;.&quot;&amp;['New Names Map'.E242]" office:value-type="string" office:string-value="org.eclipse.symphony.examples..lander.symphony.edit" calcext:value-type="string">
            <text:p>org.eclipse.symphony.examples..lande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.edit</text:p>
          </table:table-cell>
          <table:table-cell table:style-name="Default" office:value-type="string" calcext:value-type="string">
            <text:p>ca.gc.asc_csa.symphony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3]&amp;&quot;.&quot;&amp;['New Names Map'.D243]&amp;&quot;.&quot;&amp;['New Names Map'.E243]" office:value-type="string" office:string-value="org.eclipse.symphony.examples..lidar" calcext:value-type="string">
            <text:p>org.eclipse.symphony.examples..lida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</text:p>
          </table:table-cell>
          <table:table-cell table:style-name="Default" office:value-type="string" calcext:value-type="string">
            <text:p>ca.gc.asc_csa.eclipse.emf.ecore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4]&amp;&quot;.&quot;&amp;['New Names Map'.D244]&amp;&quot;.&quot;&amp;['New Names Map'.E244]" office:value-type="string" office:string-value="org.eclipse.symphony.examples..lidar.edit" calcext:value-type="string">
            <text:p>org.eclipse.symphony.examples..lida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edit</text:p>
          </table:table-cell>
          <table:table-cell table:style-name="Default" office:value-type="string" calcext:value-type="string">
            <text:p>ca.gc.asc_csa.eclipse.emf.ecore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5]&amp;&quot;.&quot;&amp;['New Names Map'.D245]&amp;&quot;.&quot;&amp;['New Names Map'.E245]" office:value-type="string" office:string-value="org.eclipse.symphony.examples..lidar.symphony" calcext:value-type="string">
            <text:p>org.eclipse.symphony.examples..lida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</text:p>
          </table:table-cell>
          <table:table-cell table:style-name="Default" office:value-type="string" calcext:value-type="string">
            <text:p>ca.gc.asc_csa.symphony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6]&amp;&quot;.&quot;&amp;['New Names Map'.D246]&amp;&quot;.&quot;&amp;['New Names Map'.E246]" office:value-type="string" office:string-value="org.eclipse.symphony.examples..lidar.symphony.edit" calcext:value-type="string">
            <text:p>org.eclipse.symphony.examples..lida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.edit</text:p>
          </table:table-cell>
          <table:table-cell table:style-name="Default" office:value-type="string" calcext:value-type="string">
            <text:p>ca.gc.asc_csa.symphony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7]&amp;&quot;.&quot;&amp;['New Names Map'.D247]&amp;&quot;.&quot;&amp;['New Names Map'.E247]" office:value-type="string" office:string-value="org.eclipse.symphony.examples..mobile_platform" calcext:value-type="string">
            <text:p>org.eclipse.symphony.examples..mobile_platform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</text:p>
          </table:table-cell>
          <table:table-cell table:style-name="Default" office:value-type="string" calcext:value-type="string">
            <text:p>ca.gc.asc_csa.eclipse.emf.ecore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8]&amp;&quot;.&quot;&amp;['New Names Map'.D248]&amp;&quot;.&quot;&amp;['New Names Map'.E248]" office:value-type="string" office:string-value="org.eclipse.symphony.examples..mobile_platform.edit" calcext:value-type="string">
            <text:p>org.eclipse.symphony.examples..mobile_platform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edit</text:p>
          </table:table-cell>
          <table:table-cell table:style-name="Default" office:value-type="string" calcext:value-type="string">
            <text:p>ca.gc.asc_csa.eclipse.emf.ecore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9]&amp;&quot;.&quot;&amp;['New Names Map'.D249]&amp;&quot;.&quot;&amp;['New Names Map'.E249]" office:value-type="string" office:string-value="org.eclipse.symphony.examples..mobile_platform.symphony" calcext:value-type="string">
            <text:p>org.eclipse.symphony.examples..mobile_platform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</text:p>
          </table:table-cell>
          <table:table-cell table:style-name="Default" office:value-type="string" calcext:value-type="string">
            <text:p>ca.gc.asc_csa.symphony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0]&amp;&quot;.&quot;&amp;['New Names Map'.D250]&amp;&quot;.&quot;&amp;['New Names Map'.E250]" office:value-type="string" office:string-value="org.eclipse.symphony.examples..mobile_platform.symphony.edit" calcext:value-type="string">
            <text:p>org.eclipse.symphony.examples..mobile_platform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.edit</text:p>
          </table:table-cell>
          <table:table-cell table:style-name="Default" office:value-type="string" calcext:value-type="string">
            <text:p>ca.gc.asc_csa.symphony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1]&amp;&quot;.&quot;&amp;['New Names Map'.D251]&amp;&quot;.&quot;&amp;['New Names Map'.E251]" office:value-type="string" office:string-value="org.eclipse.symphony.examples..robotic_arm" calcext:value-type="string">
            <text:p>org.eclipse.symphony.examples..robotic_arm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</text:p>
          </table:table-cell>
          <table:table-cell table:style-name="Default" office:value-type="string" calcext:value-type="string">
            <text:p>ca.gc.asc_csa.eclipse.emf.ecore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2]&amp;&quot;.&quot;&amp;['New Names Map'.D252]&amp;&quot;.&quot;&amp;['New Names Map'.E252]" office:value-type="string" office:string-value="org.eclipse.symphony.examples..robotic_arm.edit" calcext:value-type="string">
            <text:p>org.eclipse.symphony.examples..robotic_arm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edit</text:p>
          </table:table-cell>
          <table:table-cell table:style-name="Default" office:value-type="string" calcext:value-type="string">
            <text:p>ca.gc.asc_csa.eclipse.emf.ecore.examples.robotic_a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3]&amp;&quot;.&quot;&amp;['New Names Map'.D253]&amp;&quot;.&quot;&amp;['New Names Map'.E253]" office:value-type="string" office:string-value="org.eclipse.symphony.examples..robotic_arm.ui" calcext:value-type="string">
            <text:p>org.eclipse.symphony.examples..robotic_arm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ui</text:p>
          </table:table-cell>
          <table:table-cell table:style-name="Default" office:value-type="string" calcext:value-type="string">
            <text:p>ca.gc.asc_csa.eclipse.emf.ecore.examples.robotic_arm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4]&amp;&quot;.&quot;&amp;['New Names Map'.D254]&amp;&quot;.&quot;&amp;['New Names Map'.E254]" office:value-type="string" office:string-value="org.eclipse.symphony.examples..robotic_arm.symphony" calcext:value-type="string">
            <text:p>org.eclipse.symphony.examples..robotic_arm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</text:p>
          </table:table-cell>
          <table:table-cell table:style-name="Default" office:value-type="string" calcext:value-type="string">
            <text:p>ca.gc.asc_csa.symphony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5]&amp;&quot;.&quot;&amp;['New Names Map'.D255]&amp;&quot;.&quot;&amp;['New Names Map'.E255]" office:value-type="string" office:string-value="org.eclipse.symphony.examples..robotic_arm.symphony.edit" calcext:value-type="string">
            <text:p>org.eclipse.symphony.examples..robotic_arm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.edit</text:p>
          </table:table-cell>
          <table:table-cell table:style-name="Default" office:value-type="string" calcext:value-type="string">
            <text:p>ca.gc.asc_csa.symphony.examples.robotic_arm.edit</text:p>
          </table:table-cell>
          <table:table-cell table:number-columns-repeated="1018"/>
        </table:table-row>
        <table:table-row table:style-name="ro1">
          <table:table-cell table:style-name="ce9" table:formula="of:=['New Names Map'.$C$1]&amp;&quot;.&quot;&amp;['New Names Map'.C256]&amp;&quot;.&quot;&amp;['New Names Map'.D256]&amp;&quot;.&quot;&amp;['New Names Map'.E256]" office:value-type="string" office:string-value="org.eclipse.symphony.examples..robotic_arm.symphony.ui" calcext:value-type="string">
            <text:p>org.eclipse.symphony.examples..robotic_arm.symphony.ui</text:p>
          </table:table-cell>
          <table:table-cell office:value-type="string" calcext:value-type="string">
            <text:p>Done</text:p>
          </table:table-cell>
          <table:table-cell table:style-name="ce9" office:value-type="string" calcext:value-type="string">
            <text:p>examples</text:p>
          </table:table-cell>
          <table:table-cell table:style-name="ce9"/>
          <table:table-cell table:style-name="ce9" office:value-type="string" calcext:value-type="string">
            <text:p>robotic_arm.symphony.ui</text:p>
          </table:table-cell>
          <table:table-cell table:style-name="ce9" office:value-type="string" calcext:value-type="string">
            <text:p>ca.gc.asc_csa.symphony.examples.robotic_arm.ui</text:p>
          </table:table-cell>
          <table:table-cell table:style-name="ce9" table:number-columns-repeated="1018"/>
        </table:table-row>
        <table:table-row table:style-name="ro1">
          <table:table-cell table:style-name="Default" table:formula="of:=['New Names Map'.$C$1]&amp;&quot;.&quot;&amp;['New Names Map'.C257]&amp;&quot;.&quot;&amp;['New Names Map'.D257]&amp;&quot;.&quot;&amp;['New Names Map'.E257]" office:value-type="string" office:string-value="org.eclipse.symphony.examples..rover" calcext:value-type="string">
            <text:p>org.eclipse.symphony.examples..rove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</text:p>
          </table:table-cell>
          <table:table-cell table:style-name="Default" office:value-type="string" calcext:value-type="string">
            <text:p>ca.gc.asc_csa.eclipse.emf.ecore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8]&amp;&quot;.&quot;&amp;['New Names Map'.D258]&amp;&quot;.&quot;&amp;['New Names Map'.E258]" office:value-type="string" office:string-value="org.eclipse.symphony.examples..rover.edit" calcext:value-type="string">
            <text:p>org.eclipse.symphony.examples..rove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edit</text:p>
          </table:table-cell>
          <table:table-cell table:style-name="Default" office:value-type="string" calcext:value-type="string">
            <text:p>ca.gc.asc_csa.eclipse.emf.ecore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9]&amp;&quot;.&quot;&amp;['New Names Map'.D259]&amp;&quot;.&quot;&amp;['New Names Map'.E259]" office:value-type="string" office:string-value="org.eclipse.symphony.examples..rover.symphony" calcext:value-type="string">
            <text:p>org.eclipse.symphony.examples..rove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</text:p>
          </table:table-cell>
          <table:table-cell table:style-name="Default" office:value-type="string" calcext:value-type="string">
            <text:p>ca.gc.asc_csa.symphony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0]&amp;&quot;.&quot;&amp;['New Names Map'.D260]&amp;&quot;.&quot;&amp;['New Names Map'.E260]" office:value-type="string" office:string-value="org.eclipse.symphony.examples..rover.symphony.edit" calcext:value-type="string">
            <text:p>org.eclipse.symphony.examples..rove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.edit</text:p>
          </table:table-cell>
          <table:table-cell table:style-name="Default" office:value-type="string" calcext:value-type="string">
            <text:p>ca.gc.asc_csa.symphony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1]&amp;&quot;.&quot;&amp;['New Names Map'.D261]&amp;&quot;.&quot;&amp;['New Names Map'.E261]" office:value-type="string" office:string-value="org.eclipse.symphony.examples..satellite" calcext:value-type="string">
            <text:p>org.eclipse.symphony.examples..satellit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</text:p>
          </table:table-cell>
          <table:table-cell table:style-name="Default" office:value-type="string" calcext:value-type="string">
            <text:p>ca.gc.asc_csa.eclipse.emf.ecore.examples.satellit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2]&amp;&quot;.&quot;&amp;['New Names Map'.D262]&amp;&quot;.&quot;&amp;['New Names Map'.E262]" office:value-type="string" office:string-value="org.eclipse.symphony.examples..satellite.edit" calcext:value-type="string">
            <text:p>org.eclipse.symphony.examples..satellite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edit</text:p>
          </table:table-cell>
          <table:table-cell table:style-name="Default" office:value-type="string" calcext:value-type="string">
            <text:p>ca.gc.asc_csa.eclipse.emf.ecore.examples.satellit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3]&amp;&quot;.&quot;&amp;['New Names Map'.D263]&amp;&quot;.&quot;&amp;['New Names Map'.E263]" office:value-type="string" office:string-value="org.eclipse.symphony.examples..satellite.ui" calcext:value-type="string">
            <text:p>org.eclipse.symphony.examples..satellite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ui</text:p>
          </table:table-cell>
          <table:table-cell table:style-name="Default" office:value-type="string" calcext:value-type="string">
            <text:p>ca.gc.asc_csa.eclipse.emf.ecore.examples.satellite.ui</text:p>
          </table:table-cell>
          <table:table-cell table:number-columns-repeated="1018"/>
        </table:table-row>
        <table:table-row table:style-name="ro1">
          <table:table-cell table:style-name="ce9" table:formula="of:=['New Names Map'.$C$1]&amp;&quot;.&quot;&amp;['New Names Map'.C264]&amp;&quot;.&quot;&amp;['New Names Map'.D264]&amp;&quot;.&quot;&amp;['New Names Map'.E264]" office:value-type="string" office:string-value="org.eclipse.symphony.examples..satellite.symphony" calcext:value-type="string">
            <text:p>org.eclipse.symphony.examples..satellite.symphony</text:p>
          </table:table-cell>
          <table:table-cell office:value-type="string" calcext:value-type="string">
            <text:p>Done</text:p>
          </table:table-cell>
          <table:table-cell table:style-name="ce9" office:value-type="string" calcext:value-type="string">
            <text:p>examples</text:p>
          </table:table-cell>
          <table:table-cell table:style-name="ce9"/>
          <table:table-cell table:style-name="ce9" office:value-type="string" calcext:value-type="string">
            <text:p>satellite.symphony</text:p>
          </table:table-cell>
          <table:table-cell table:style-name="ce9" office:value-type="string" calcext:value-type="string">
            <text:p>NEW</text:p>
          </table:table-cell>
          <table:table-cell table:style-name="ce9" table:number-columns-repeated="1018"/>
        </table:table-row>
        <table:table-row table:style-name="ro1">
          <table:table-cell table:style-name="ce9" table:formula="of:=['New Names Map'.$C$1]&amp;&quot;.&quot;&amp;['New Names Map'.C265]&amp;&quot;.&quot;&amp;['New Names Map'.D265]&amp;&quot;.&quot;&amp;['New Names Map'.E265]" office:value-type="string" office:string-value="org.eclipse.symphony.examples..satellite.symphony.edit" calcext:value-type="string">
            <text:p>org.eclipse.symphony.examples..satellite.symphony.edit</text:p>
          </table:table-cell>
          <table:table-cell office:value-type="string" calcext:value-type="string">
            <text:p>Done</text:p>
          </table:table-cell>
          <table:table-cell table:style-name="ce9" office:value-type="string" calcext:value-type="string">
            <text:p>examples</text:p>
          </table:table-cell>
          <table:table-cell table:style-name="ce9"/>
          <table:table-cell table:style-name="ce9" office:value-type="string" calcext:value-type="string">
            <text:p>satellite.symphony.edit</text:p>
          </table:table-cell>
          <table:table-cell table:style-name="ce9" office:value-type="string" calcext:value-type="string">
            <text:p>NEW</text:p>
          </table:table-cell>
          <table:table-cell table:style-name="ce9" table:number-columns-repeated="1018"/>
        </table:table-row>
        <table:table-row table:style-name="ro1">
          <table:table-cell table:style-name="Default" table:formula="of:=['New Names Map'.$C$1]&amp;&quot;.&quot;&amp;['New Names Map'.C266]&amp;&quot;.&quot;&amp;['New Names Map'.D266]&amp;&quot;.&quot;&amp;['New Names Map'.E266]" office:value-type="string" office:string-value="org.eclipse.symphony.examples..worksites.surface" calcext:value-type="string">
            <text:p>org.eclipse.symphony.examples..worksites.surfac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surface</text:p>
          </table:table-cell>
          <table:table-cell table:style-name="Default" office:value-type="string" calcext:value-type="string">
            <text:p>ca.gc.asc_csa.symphony.examples.worksite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7]&amp;&quot;.&quot;&amp;['New Names Map'.D267]&amp;&quot;.&quot;&amp;['New Names Map'.E267]" office:value-type="string" office:string-value="org.eclipse.symphony.examples..worksites.orbit" calcext:value-type="string">
            <text:p>org.eclipse.symphony.examples..worksites.orbit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orb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CP / SDK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style-name="Default" table:formula="of:=['New Names Map'.$C$1]&amp;&quot;.&quot;&amp;['New Names Map'.C269]&amp;&quot;.&quot;&amp;['New Names Map'.D269]&amp;&quot;.&quot;&amp;['New Names Map'.E269]" office:value-type="string" office:string-value="org.eclipse.symphony.doc.." calcext:value-type="string">
            <text:p>org.eclipse.symphony.doc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doc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doc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0]&amp;&quot;.&quot;&amp;['New Names Map'.D270]&amp;&quot;.&quot;&amp;['New Names Map'.E270]" office:value-type="string" office:string-value="org.eclipse.symphony.feature.." calcext:value-type="string">
            <text:p>org.eclipse.symphony.feature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1]&amp;&quot;.&quot;&amp;['New Names Map'.D271]&amp;&quot;.&quot;&amp;['New Names Map'.E271]" office:value-type="string" office:string-value="org.eclipse.symphony.rcp..e3.feature" calcext:value-type="string">
            <text:p>org.eclipse.symphony.rcp..e3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3.feature</text:p>
          </table:table-cell>
          <table:table-cell table:style-name="Default" office:value-type="string" calcext:value-type="string">
            <text:p>ca.gc.asc_csa.symphony.rcp.e3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2]&amp;&quot;.&quot;&amp;['New Names Map'.D272]&amp;&quot;.&quot;&amp;['New Names Map'.E272]" office:value-type="string" office:string-value="org.eclipse.symphony.rcp..e4.feature" calcext:value-type="string">
            <text:p>org.eclipse.symphony.rcp..e4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4.feature</text:p>
          </table:table-cell>
          <table:table-cell table:style-name="Default" office:value-type="string" calcext:value-type="string">
            <text:p>NEW</text:p>
          </table:table-cell>
          <table:table-cell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73]&amp;&quot;.&quot;&amp;['New Names Map'.D273]&amp;&quot;.&quot;&amp;['New Names Map'.E273]" office:value-type="string" office:string-value="org.eclipse.symphony.repository.." calcext:value-type="string">
            <text:p>org.eclipse.symphony.repository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repository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repositor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4]&amp;&quot;.&quot;&amp;['New Names Map'.D274]&amp;&quot;.&quot;&amp;['New Names Map'.E274]" office:value-type="string" office:string-value="org.eclipse.symphony.parent.." calcext:value-type="string">
            <text:p>org.eclipse.symphony.parent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parent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parent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Other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style-name="Default" table:formula="of:=['New Names Map'.$C$1]&amp;&quot;.&quot;&amp;['New Names Map'.C276]&amp;&quot;.&quot;&amp;['New Names Map'.D276]&amp;&quot;.&quot;&amp;['New Names Map'.E276]" office:value-type="string" office:string-value="org.eclipse.symphony.admin.." calcext:value-type="string">
            <text:p>org.eclipse.symphony.admin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admin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admin</text:p>
          </table:table-cell>
          <table:table-cell table:number-columns-repeated="1018"/>
        </table:table-row>
      </table:table>
      <table:table table:name="Modules" table:style-name="ta1">
        <table:shapes>
          <draw:rect draw:z-index="0" draw:style-name="gr1" draw:text-style-name="P1" svg:width="386.62pt" svg:height="57.23pt" svg:x="526.31pt" svg:y="217.11pt">
            <text:p text:style-name="P1">Common</text:p>
            <text:p text:style-name="P1">(Eclipse, EMF, Logger, Math, Topology, Geometry)</text:p>
          </draw:rect>
          <draw:rect draw:z-index="1" draw:style-name="gr2" draw:text-style-name="P2" svg:width="386.16pt" svg:height="60.97pt" svg:x="528.18pt" svg:y="278.87pt">
            <text:p text:style-name="P1">OTS</text:p>
          </draw:rect>
          <draw:rect draw:z-index="2" draw:style-name="gr1" draw:text-style-name="P1" svg:width="384.63pt" svg:height="64.01pt" svg:x="527.56pt" svg:y="149.27pt">
            <text:p text:style-name="P1">Core</text:p>
            <text:p text:style-name="P1">Invocator, Environment</text:p>
          </draw:rect>
          <draw:rect draw:z-index="3" draw:style-name="gr3" draw:text-style-name="P3" svg:width="386.62pt" svg:height="59.05pt" svg:x="527.07pt" svg:y="342.88pt">
            <text:p text:style-name="P1">Eclipse</text:p>
          </draw:rect>
          <draw:rect draw:z-index="4" draw:style-name="gr1" draw:text-style-name="P1" svg:width="89.01pt" svg:height="64.01pt" svg:x="707.3pt" svg:y="77.33pt">
            <text:p text:style-name="P1">Examples</text:p>
          </draw:rect>
          <draw:rect draw:z-index="5" draw:style-name="gr4" draw:text-style-name="P4" svg:width="97.97pt" svg:height="64.01pt" svg:x="817.77pt" svg:y="77.27pt">
            <text:p text:style-name="P1">Addons</text:p>
          </draw:rect>
          <draw:rect draw:z-index="6" draw:style-name="gr5" draw:text-style-name="P5" svg:width="386.62pt" svg:height="59.05pt" svg:x="527.87pt" svg:y="14.29pt">
            <text:p text:style-name="P1">Symphony RCP</text:p>
          </draw:rect>
          <draw:rect draw:z-index="7" draw:style-name="gr1" draw:text-style-name="P1" svg:width="172.57pt" svg:height="64.01pt" svg:x="528.35pt" svg:y="76.79pt">
            <text:p text:style-name="P1">Doc</text:p>
          </draw:rect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hort Name</text:p>
          </table:table-cell>
          <table:table-cell office:value-type="string" calcext:value-type="string">
            <text:p>Fully Qualified Name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&lt;symphony&gt;.core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&lt;symphony&gt;.environment</text:p>
          </table:table-cell>
          <table:table-cell/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&lt;symphony&gt;.tools</text:p>
          </table:table-cell>
          <table:table-cell/>
        </table:table-row>
        <table:table-row table:style-name="ro1">
          <table:table-cell office:value-type="string" calcext:value-type="string">
            <text:p>MRT</text:p>
          </table:table-cell>
          <table:table-cell office:value-type="string" calcext:value-type="string">
            <text:p>&lt;symphony&gt;.mrt</text:p>
          </table:table-cell>
          <table:table-cell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&lt;symphony&gt;.utils</text:p>
          </table:table-cell>
          <table:table-cell/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&lt;symphony&gt;.topology | &lt;symphony&gt;.utils.topology</text:p>
          </table:table-cell>
          <table:table-cell/>
        </table:table-row>
        <table:table-row table:style-name="ro1">
          <table:table-cell office:value-type="string" calcext:value-type="string">
            <text:p>Examples</text:p>
          </table:table-cell>
          <table:table-cell office:value-type="string" calcext:value-type="string">
            <text:p>&lt;symphony&gt;.examples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&lt;symphony&gt;.test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IT Repo</text:p>
          </table:table-cell>
          <table:table-cell office:value-type="string" calcext:value-type="string">
            <text:p>&lt;symphony&gt;.gi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ties</text:p>
          </table:table-cell>
          <table:table-cell table:number-columns-repeated="2"/>
        </table:table-row>
      </table:table>
      <table:table table:name="Bundles to delete" table:style-name="ta1">
        <table:table-column table:style-name="co11" table:default-cell-style-name="Default"/>
        <table:table-column table:style-name="co7" table:number-columns-repeated="4" table:default-cell-style-name="ce17"/>
        <table:table-column table:style-name="co7" table:number-columns-repeated="1019" table:default-cell-style-name="Default"/>
        <table:table-row table:style-name="ro1">
          <table:table-cell table:formula="of:=['New Names Map'.$C$1]&amp;&quot;.&quot;&amp;['Bundles to delete'.B1]&amp;&quot;.&quot;&amp;['Bundles to delete'.C1]&amp;&quot;.&quot;&amp;['Bundles to delete'.D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]&amp;&quot;.&quot;&amp;['Bundles to delete'.C2]&amp;&quot;.&quot;&amp;['Bundles to delete'.D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3]&amp;&quot;.&quot;&amp;['Bundles to delete'.C3]&amp;&quot;.&quot;&amp;['Bundles to delete'.D3]" office:value-type="string" office:string-value="org.eclipse.symphony..." calcext:value-type="string">
            <text:p>org.eclipse.symphony...</text:p>
          </table:table-cell>
          <table:table-cell table:style-name="ce18" table:number-columns-repeated="3"/>
          <table:table-cell office:value-type="string" calcext:value-type="string">
            <text:p>ca.gc.asc_csa.emf.ecore.invocator.program.dashboard.sirius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4]&amp;&quot;.&quot;&amp;['Bundles to delete'.C4]&amp;&quot;.&quot;&amp;['Bundles to delete'.D4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5]&amp;&quot;.&quot;&amp;['Bundles to delete'.C5]&amp;&quot;.&quot;&amp;['Bundles to delete'.D5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6]&amp;&quot;.&quot;&amp;['Bundles to delete'.C6]&amp;&quot;.&quot;&amp;['Bundles to delete'.D6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7]&amp;&quot;.&quot;&amp;['Bundles to delete'.C7]&amp;&quot;.&quot;&amp;['Bundles to delete'.D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space.math.quickhull3d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8]&amp;&quot;.&quot;&amp;['Bundles to delete'.C8]&amp;&quot;.&quot;&amp;['Bundles to delete'.D8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sync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9]&amp;&quot;.&quot;&amp;['Bundles to delete'.C9]&amp;&quot;.&quot;&amp;['Bundles to delete'.D9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sync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0]&amp;&quot;.&quot;&amp;['Bundles to delete'.C10]&amp;&quot;.&quot;&amp;['Bundles to delete'.D10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1]&amp;&quot;.&quot;&amp;['Bundles to delete'.C11]&amp;&quot;.&quot;&amp;['Bundles to delete'.D1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2]&amp;&quot;.&quot;&amp;['Bundles to delete'.C12]&amp;&quot;.&quot;&amp;['Bundles to delete'.D1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3]&amp;&quot;.&quot;&amp;['Bundles to delete'.C13]&amp;&quot;.&quot;&amp;['Bundles to delete'.D13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edi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4]&amp;&quot;.&quot;&amp;['Bundles to delete'.C14]&amp;&quot;.&quot;&amp;['Bundles to delete'.D14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feature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5]&amp;&quot;.&quot;&amp;['Bundles to delete'.C15]&amp;&quot;.&quot;&amp;['Bundles to delete'.D15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6]&amp;&quot;.&quot;&amp;['Bundles to delete'.C16]&amp;&quot;.&quot;&amp;['Bundles to delete'.D16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edi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7]&amp;&quot;.&quot;&amp;['Bundles to delete'.C17]&amp;&quot;.&quot;&amp;['Bundles to delete'.D1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ui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8]&amp;&quot;.&quot;&amp;['Bundles to delete'.C18]&amp;&quot;.&quot;&amp;['Bundles to delete'.D18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ui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9]&amp;&quot;.&quot;&amp;['Bundles to delete'.C19]&amp;&quot;.&quot;&amp;['Bundles to delete'.D19]" office:value-type="string" office:string-value="org.eclipse.symphony..." calcext:value-type="string">
            <text:p>org.eclipse.symphony...</text:p>
          </table:table-cell>
          <table:table-cell table:style-name="ce13" table:number-columns-repeated="3"/>
          <table:table-cell table:style-name="ce13" office:value-type="string" calcext:value-type="string">
            <text:p>MRT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20]&amp;&quot;.&quot;&amp;['Bundles to delete'.C20]&amp;&quot;.&quot;&amp;['Bundles to delete'.D20]" office:value-type="string" office:string-value="org.eclipse.symphony.mrt..parent" calcext:value-type="string">
            <text:p>org.eclipse.symphony.mrt..parent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eclipse.mrt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1]&amp;&quot;.&quot;&amp;['Bundles to delete'.C21]&amp;&quot;.&quot;&amp;['Bundles to delete'.D21]" office:value-type="string" office:string-value="org.eclipse.symphony.mrt..repository" calcext:value-type="string">
            <text:p>org.eclipse.symphony.mrt..repository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eclipse.mrt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2]&amp;&quot;.&quot;&amp;['Bundles to delete'.C22]&amp;&quot;.&quot;&amp;['Bundles to delete'.D22]" office:value-type="string" office:string-value="org.eclipse.symphony.utils.topology.parent" calcext:value-type="string">
            <text:p>org.eclipse.symphony.utils.topology.parent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ca.gc.asc_csa.topology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3]&amp;&quot;.&quot;&amp;['Bundles to delete'.C23]&amp;&quot;.&quot;&amp;['Bundles to delete'.D23]" office:value-type="string" office:string-value="org.eclipse.symphony.utils.topology.repository" calcext:value-type="string">
            <text:p>org.eclipse.symphony.utils.topology.repository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repository</text:p>
          </table:table-cell>
          <table:table-cell table:style-name="Default" office:value-type="string" calcext:value-type="string">
            <text:p>ca.gc.asc_csa.topology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4]&amp;&quot;.&quot;&amp;['Bundles to delete'.C24]&amp;&quot;.&quot;&amp;['Bundles to delete'.D24]" office:value-type="string" office:string-value="org.eclipse.symphony.mrt..feature" calcext:value-type="string">
            <text:p>org.eclipse.symphony.mrt.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space.mrt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5]&amp;&quot;.&quot;&amp;['Bundles to delete'.C25]&amp;&quot;.&quot;&amp;['Bundles to delete'.D25]" office:value-type="string" office:string-value="org.eclipse.symphony.mrt..ui.feature" calcext:value-type="string">
            <text:p>org.eclipse.symphony.mrt..ui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ui.feature</text:p>
          </table:table-cell>
          <table:table-cell table:style-name="Default" office:value-type="string" calcext:value-type="string">
            <text:p>ca.gc.space.mrt.ui.feature</text:p>
          </table:table-cell>
          <table:table-cell table:number-columns-repeated="1019"/>
        </table:table-row>
        <table:table-row table:style-name="ro1">
          <table:table-cell table:style-name="ce17" table:formula="of:=['New Names Map'.$C$1]&amp;&quot;.&quot;&amp;['Bundles to delete'.B26]&amp;&quot;.&quot;&amp;['Bundles to delete'.C26]&amp;&quot;.&quot;&amp;['Bundles to delete'.D26]" office:value-type="string" office:string-value="org.eclipse.symphony.examples..parent" calcext:value-type="string">
            <text:p>org.eclipse.symphony.examples..parent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symphony.examples.parent</text:p>
          </table:table-cell>
          <table:table-cell table:style-name="ce17" table:number-columns-repeated="1019"/>
        </table:table-row>
        <table:table-row table:style-name="ro1">
          <table:table-cell table:style-name="ce17" table:formula="of:=['New Names Map'.$C$1]&amp;&quot;.&quot;&amp;['Bundles to delete'.B27]&amp;&quot;.&quot;&amp;['Bundles to delete'.C27]&amp;&quot;.&quot;&amp;['Bundles to delete'.D27]" office:value-type="string" office:string-value="org.eclipse.symphony.examples..repository" calcext:value-type="string">
            <text:p>org.eclipse.symphony.examples..repository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symphony.examples.repository</text:p>
          </table:table-cell>
          <table:table-cell table:style-name="ce17" table:number-columns-repeated="1019"/>
        </table:table-row>
      </table:table>
      <table:table table:name="Bundles to port LATER" table:style-name="ta1">
        <office:forms form:automatic-focus="false" form:apply-design-mode="false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formula="of:=['New Names Map'.$C$1]&amp;&quot;.&quot;&amp;['Bundles to port LATER'.B1]&amp;&quot;.&quot;&amp;['Bundles to port LATER'.C1]&amp;&quot;.&quot;&amp;['Bundles to port LATER'.D1]" office:value-type="string" office:string-value="org.eclipse.symphony.utils.topology.dynamics" calcext:value-type="string">
            <text:p>org.eclipse.symphony.utils.topology.dynamics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ca.gc.asc_csa.topology.dynamics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table:formula="of:=['New Names Map'.$C$1]&amp;&quot;.&quot;&amp;['Bundles to port LATER'.B2]&amp;&quot;.&quot;&amp;['Bundles to port LATER'.C2]&amp;&quot;.&quot;&amp;['Bundles to port LATER'.D2]" office:value-type="string" office:string-value="org.eclipse.symphony.utils.topology.dynamics.edit" calcext:value-type="string">
            <text:p>org.eclipse.symphony.utils.topology.dynamics.edit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edit</text:p>
          </table:table-cell>
          <table:table-cell office:value-type="string" calcext:value-type="string">
            <text:p>ca.gc.asc_csa.topology.dynamics.edit</text:p>
          </table:table-cell>
          <table:table-cell/>
        </table:table-row>
        <table:table-row table:style-name="ro1">
          <table:table-cell table:formula="of:=['New Names Map'.$C$1]&amp;&quot;.&quot;&amp;['Bundles to port LATER'.B3]&amp;&quot;.&quot;&amp;['Bundles to port LATER'.C3]&amp;&quot;.&quot;&amp;['Bundles to port LATER'.D3]" office:value-type="string" office:string-value="org.eclipse.symphony.utils.topology.dynamics.ui" calcext:value-type="string">
            <text:p>org.eclipse.symphony.utils.topology.dynamics.ui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ui</text:p>
          </table:table-cell>
          <table:table-cell office:value-type="string" calcext:value-type="string">
            <text:p>ca.gc.asc_csa.topology.dynamics.ui</text:p>
          </table:table-cell>
          <table:table-cell/>
        </table:table-row>
      </table:table>
      <table:named-expressions/>
      <table:database-ranges>
        <table:database-range table:name="__Anonymous_Sheet_DB__0" table:target-range-address="'New Names Map'.A57:'New Names Map'.F8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4:27:34.454418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ent L'Archeveque</meta:initial-creator>
    <meta:creation-date>2015-09-15T14:22:42.082086661</meta:creation-date>
    <meta:generator>LibreOffice/4.4.5.2$Linux_X86_64 LibreOffice_project/40$Build-2</meta:generator>
    <dc:date>2015-10-09T12:49:02.951935822</dc:date>
    <dc:creator>Regent L'Archeveque</dc:creator>
    <meta:editing-duration>P1DT20H53M35S</meta:editing-duration>
    <meta:editing-cycles>32</meta:editing-cycles>
    <meta:document-statistic meta:table-count="4" meta:cell-count="1659" meta:object-count="8"/>
  </office:meta>
</office:document-meta>
</file>